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Pictures/100000000000001D000000480F39E835.png" manifest:media-type="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layout-cache" manifest:media-type="application/binary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1e3a" officeooo:paragraph-rsid="00101e3a"/>
    </style:style>
    <style:style style:name="P2" style:family="paragraph" style:parent-style-name="Standard">
      <style:text-properties officeooo:rsid="00101e3a" officeooo:paragraph-rsid="0013093e"/>
    </style:style>
    <style:style style:name="P3" style:family="paragraph" style:parent-style-name="Standard">
      <style:text-properties officeooo:rsid="00101e3a" officeooo:paragraph-rsid="0014ace4"/>
    </style:style>
    <style:style style:name="P4" style:family="paragraph" style:parent-style-name="Standard">
      <style:text-properties officeooo:rsid="00101e3a" officeooo:paragraph-rsid="001824c2"/>
    </style:style>
    <style:style style:name="P5" style:family="paragraph" style:parent-style-name="Standard">
      <style:text-properties officeooo:rsid="00101e3a" officeooo:paragraph-rsid="0019eff3"/>
    </style:style>
    <style:style style:name="P6" style:family="paragraph" style:parent-style-name="Standard">
      <style:text-properties officeooo:rsid="00101e3a" officeooo:paragraph-rsid="001b1a88"/>
    </style:style>
    <style:style style:name="P7" style:family="paragraph" style:parent-style-name="Standard">
      <style:text-properties officeooo:rsid="00101e3a" officeooo:paragraph-rsid="001c3095"/>
    </style:style>
    <style:style style:name="P8" style:family="paragraph" style:parent-style-name="Standard">
      <style:text-properties officeooo:rsid="00101e3a" officeooo:paragraph-rsid="001d9872"/>
    </style:style>
    <style:style style:name="P9" style:family="paragraph" style:parent-style-name="Standard">
      <style:text-properties officeooo:rsid="001b1a88" officeooo:paragraph-rsid="001b1a88"/>
    </style:style>
    <style:style style:name="P10" style:family="paragraph" style:parent-style-name="Standard">
      <style:text-properties officeooo:rsid="001d9872" officeooo:paragraph-rsid="001d9872"/>
    </style:style>
    <style:style style:name="P11" style:family="paragraph" style:parent-style-name="Standard">
      <style:paragraph-properties fo:break-before="page"/>
      <style:text-properties officeooo:rsid="00101e3a" officeooo:paragraph-rsid="0013093e"/>
    </style:style>
    <style:style style:name="P12" style:family="paragraph" style:parent-style-name="Standard">
      <style:text-properties officeooo:rsid="00101e3a" officeooo:paragraph-rsid="001824c2"/>
    </style:style>
    <style:style style:name="P13" style:family="paragraph" style:parent-style-name="Standard">
      <style:text-properties officeooo:rsid="00101e3a" officeooo:paragraph-rsid="001eaa7e"/>
    </style:style>
    <style:style style:name="P14" style:family="paragraph" style:parent-style-name="Standard">
      <style:text-properties officeooo:rsid="00101e3a" officeooo:paragraph-rsid="0013093e"/>
    </style:style>
    <style:style style:name="P15" style:family="paragraph" style:parent-style-name="Standard">
      <style:text-properties officeooo:rsid="00101e3a" officeooo:paragraph-rsid="001f6951"/>
    </style:style>
    <style:style style:name="P16" style:family="paragraph" style:parent-style-name="Standard">
      <style:paragraph-properties>
        <style:tab-stops>
          <style:tab-stop style:position="2.5091in"/>
        </style:tab-stops>
      </style:paragraph-properties>
      <style:text-properties officeooo:rsid="00101e3a" officeooo:paragraph-rsid="001f6951"/>
    </style:style>
    <style:style style:name="P17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1f6951"/>
    </style:style>
    <style:style style:name="P18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0454d"/>
    </style:style>
    <style:style style:name="P19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6b202"/>
    </style:style>
    <style:style style:name="P20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6b839"/>
    </style:style>
    <style:style style:name="P21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7c4f5"/>
    </style:style>
    <style:style style:name="P22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87467"/>
    </style:style>
    <style:style style:name="P23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aada8"/>
    </style:style>
    <style:style style:name="P24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c706c"/>
    </style:style>
    <style:style style:name="P25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ea910"/>
    </style:style>
    <style:style style:name="P26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22d33"/>
    </style:style>
    <style:style style:name="P27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5443a"/>
    </style:style>
    <style:style style:name="P28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5f206"/>
    </style:style>
    <style:style style:name="P29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656fb"/>
    </style:style>
    <style:style style:name="P30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7a53d"/>
    </style:style>
    <style:style style:name="P31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88c1c"/>
    </style:style>
    <style:style style:name="P32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9ead9"/>
    </style:style>
    <style:style style:name="P33" style:family="paragraph" style:parent-style-name="Standard">
      <style:paragraph-properties>
        <style:tab-stops>
          <style:tab-stop style:position="2.5091in"/>
        </style:tab-stops>
      </style:paragraph-properties>
      <style:text-properties officeooo:rsid="00101e3a" officeooo:paragraph-rsid="00228119"/>
    </style:style>
    <style:style style:name="P34" style:family="paragraph" style:parent-style-name="Standard">
      <style:text-properties officeooo:rsid="001d9872" officeooo:paragraph-rsid="001d9872"/>
    </style:style>
    <style:style style:name="P35" style:family="paragraph" style:parent-style-name="Standard">
      <style:text-properties officeooo:rsid="001d9872" officeooo:paragraph-rsid="001b1a88"/>
    </style:style>
    <style:style style:name="P36" style:family="paragraph" style:parent-style-name="Standard">
      <style:text-properties officeooo:rsid="001eaa7e" officeooo:paragraph-rsid="001eaa7e"/>
    </style:style>
    <style:style style:name="P37" style:family="paragraph" style:parent-style-name="Standard">
      <style:text-properties officeooo:rsid="001f6951" officeooo:paragraph-rsid="001f6951"/>
    </style:style>
    <style:style style:name="P38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28119" officeooo:paragraph-rsid="00228119"/>
    </style:style>
    <style:style style:name="P39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551d4" officeooo:paragraph-rsid="002551d4"/>
    </style:style>
    <style:style style:name="P40" style:family="paragraph" style:parent-style-name="Standard">
      <style:text-properties officeooo:rsid="0025f278" officeooo:paragraph-rsid="0025f278"/>
    </style:style>
    <style:style style:name="P41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6b202" officeooo:paragraph-rsid="0026b202"/>
    </style:style>
    <style:style style:name="P42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7c4f5" officeooo:paragraph-rsid="0027c4f5"/>
    </style:style>
    <style:style style:name="P43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aada8" officeooo:paragraph-rsid="002aada8"/>
    </style:style>
    <style:style style:name="P44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322d33" officeooo:paragraph-rsid="00322d33"/>
    </style:style>
    <style:style style:name="P45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341f1c" officeooo:paragraph-rsid="00341f1c"/>
    </style:style>
    <style:style style:name="P46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3656fb" officeooo:paragraph-rsid="003656fb"/>
    </style:style>
    <style:style style:name="P47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39ead9" officeooo:paragraph-rsid="0039ead9"/>
    </style:style>
    <style:style style:name="P48" style:family="paragraph" style:parent-style-name="Standard">
      <style:paragraph-properties fo:break-before="page"/>
      <style:text-properties officeooo:rsid="001eaa7e" officeooo:paragraph-rsid="001eaa7e"/>
    </style:style>
    <style:style style:name="P49" style:family="paragraph" style:parent-style-name="Standard">
      <style:paragraph-properties fo:break-before="page"/>
      <style:text-properties officeooo:rsid="00101e3a" officeooo:paragraph-rsid="001eaa7e"/>
    </style:style>
    <style:style style:name="P50" style:family="paragraph" style:parent-style-name="Standard">
      <style:paragraph-properties fo:break-before="page">
        <style:tab-stops>
          <style:tab-stop style:position="1.502in"/>
        </style:tab-stops>
      </style:paragraph-properties>
      <style:text-properties officeooo:rsid="00101e3a" officeooo:paragraph-rsid="0027c4f5"/>
    </style:style>
    <style:style style:name="P51" style:family="paragraph" style:parent-style-name="Standard">
      <style:paragraph-properties fo:break-before="page"/>
      <style:text-properties officeooo:rsid="0025f278" officeooo:paragraph-rsid="0025f278"/>
    </style:style>
    <style:style style:name="P52" style:family="paragraph" style:parent-style-name="Standard">
      <style:paragraph-properties fo:break-before="page">
        <style:tab-stops>
          <style:tab-stop style:position="1.502in"/>
        </style:tab-stops>
      </style:paragraph-properties>
      <style:text-properties officeooo:rsid="0027c4f5" officeooo:paragraph-rsid="0027c4f5"/>
    </style:style>
    <style:style style:name="P53" style:family="paragraph" style:parent-style-name="Standard">
      <style:paragraph-properties fo:break-before="page">
        <style:tab-stops>
          <style:tab-stop style:position="1.502in"/>
        </style:tab-stops>
      </style:paragraph-properties>
      <style:text-properties officeooo:rsid="003656fb" officeooo:paragraph-rsid="003656fb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indent="0in"/>
    </style:style>
    <style:style style:name="P5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093e"/>
    </style:style>
    <style:style style:name="T2" style:family="text">
      <style:text-properties officeooo:rsid="003a0c00"/>
    </style:style>
    <style:style style:name="T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sub 58%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sub 58%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28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5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52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6" style:family="graphic" style:list-style-name="L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5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5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6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6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6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6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6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6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6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7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7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7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7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7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7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7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7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7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7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8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8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8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8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8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8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8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87">
      <style:graphic-properties draw:stroke="none" svg:stroke-width="0in" svg:stroke-color="#000000" draw:marker-start="Arrow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88">
      <style:graphic-properties draw:stroke="none" svg:stroke-width="0in" svg:stroke-color="#000000" draw:marker-start="Arrow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8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90">
      <style:graphic-properties draw:stroke="none" svg:stroke-width="0in" svg:stroke-color="#000000" draw:marker-start="Arrow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9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htävä </text:span>1.</text:p>
      <text:p text:style-name="P1"/>
      <text:p text:style-name="P1"><draw:frame draw:style-name="fr1" draw:name="Object1" text:anchor-type="as-char" svg:y="-0.1484in" svg:width="0.6634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1484in" svg:width="0.7161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1484in" svg:width="0.6484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4" text:anchor-type="as-char" svg:y="-0.1484in" svg:width="0.739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<draw:frame draw:style-name="fr1" draw:name="Object5" text:anchor-type="as-char" svg:y="-0.1484in" svg:width="0.7098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1" draw:name="Object9" text:anchor-type="as-char" svg:y="-0.1484in" svg:width="0.7201in" svg:height="0.209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><draw:frame draw:style-name="fr1" draw:name="Object16" text:anchor-type="as-char" svg:y="-0.2453in" svg:width="2.6189in" svg:height="0.4193in" draw:z-index="6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><draw:frame draw:style-name="fr1" draw:name="Object10" text:anchor-type="as-char" svg:y="-0.152in" svg:width="2.111in" svg:height="0.2134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<draw:frame draw:style-name="fr1" draw:name="Object15" text:anchor-type="as-char" svg:y="-0.1484in" svg:width="0.7201in" svg:height="0.2098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/>
      <text:p text:style-name="P9">Rinnankytketyt impedanssit:</text:p>
      <text:p text:style-name="P4"/>
      <text:p text:style-name="P4"><draw:frame draw:style-name="fr1" draw:name="Object8" text:anchor-type="as-char" svg:y="-0.2689in" svg:width="1.1283in" svg:height="0.4429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4"><draw:frame draw:style-name="fr1" draw:name="Object17" text:anchor-type="as-char" svg:y="-0.2689in" svg:width="2.778in" svg:height="0.4339in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/>
      <text:p text:style-name="P4"><draw:frame draw:style-name="fr1" draw:name="Object19" text:anchor-type="as-char" svg:y="-0.1728in" svg:width="2.922in" svg:height="0.2091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4"><draw:frame draw:style-name="fr1" draw:name="Object18" text:anchor-type="as-char" svg:y="-0.2453in" svg:width="0.4862in" svg:height="0.3945in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5"><draw:frame draw:style-name="fr1" draw:name="Object20" text:anchor-type="as-char" svg:y="-0.2453in" svg:width="4.9791in" svg:height="0.3945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/>
      <text:p text:style-name="P9">Käämin impedanssi kulmamuodossa:</text:p>
      <text:p text:style-name="P9"/>
      <text:p text:style-name="P6"><draw:frame draw:style-name="fr1" draw:name="Object21" text:anchor-type="as-char" svg:y="-0.1902in" svg:width="2.3827in" svg:height="0.2382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7"><draw:frame draw:style-name="fr1" draw:name="Object23" text:anchor-type="as-char" svg:y="-0.1484in" svg:width="1.1717in" svg:height="0.1846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7"/>
      <text:p text:style-name="P8"><draw:frame draw:style-name="fr1" draw:name="Object25" text:anchor-type="as-char" svg:y="-0.2453in" svg:width="2.7728in" svg:height="0.3945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5"/>
      <text:p text:style-name="P10">Kulma:</text:p>
      <text:p text:style-name="P6"/>
      <text:p text:style-name="P7"><draw:frame draw:style-name="fr1" draw:name="Object22" text:anchor-type="as-char" svg:y="-0.2602in" svg:width="1.9693in" svg:height="0.4457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7"><draw:frame draw:style-name="fr1" draw:name="Object24" text:anchor-type="as-char" svg:y="-0.1728in" svg:width="0.9783in" svg:height="0.2154in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0">Virta on tällöin vastakulman eli vaiheessa -51.5 astetta.</text:p>
      <text:p text:style-name="P49"/>
      <text:p text:style-name="P13"><draw:g text:anchor-type="paragraph" draw:z-index="21" draw:style-name="gr1"><draw:line draw:style-name="gr2" draw:text-style-name="P54" svg:x1="1.4in" svg:y1="-0.0004in" svg:x2="5.5in" svg:y2="-0.0004in"><text:p/></draw:line><draw:line draw:style-name="gr2" draw:text-style-name="P54" svg:x1="1.4in" svg:y1="5.2496in" svg:x2="5.6in" svg:y2="5.2496in"><text:p/></draw:line><draw:frame draw:style-name="gr3" draw:text-style-name="P54" svg:width="0.8567in" svg:height="1.287in" svg:x="0.9in" svg:y="0.863in"><draw:image xlink:href="Pictures/100000000000001D000000480F39E835.png" xlink:type="simple" xlink:show="embed" xlink:actuate="onLoad"><text:p/></draw:image></draw:frame><draw:path draw:style-name="gr2" draw:text-style-name="P54" svg:width="0.1252in" svg:height="1.0055in" svg:x="1.4063in" svg:y="0.0083in" svg:viewBox="0 0 319 2555" svg:d="m0 0c71 467 62 945 0 1414v456l45 502 274 183"><text:p/></draw:path><draw:line draw:style-name="gr2" draw:text-style-name="P54" svg:x1="1.45in" svg:y1="2.0996in" svg:x2="1.45in" svg:y2="5.2496in"><text:p/></draw:line><draw:custom-shape draw:style-name="gr4" draw:text-style-name="P54" svg:width="1.0504in" svg:height="1.0004in" svg:x="5in" svg:y="1.0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4" svg:x1="3in" svg:y1="-0.0004in" svg:x2="3in" svg:y2="0.9496in"><text:p/></draw:line><draw:line draw:style-name="gr2" draw:text-style-name="P54" svg:x1="3in" svg:y1="2.0996in" svg:x2="3in" svg:y2="5.2496in"><text:p/></draw:line><draw:custom-shape draw:style-name="gr4" draw:text-style-name="P54" svg:width="0.5504in" svg:height="1.1504in" svg:x="2.7362in" svg:y="0.9535in"><text:p/><draw:enhanced-geometry svg:viewBox="0 0 21600 21600" draw:type="rectangle" draw:enhanced-path="M 0 0 L 21600 0 21600 21600 0 21600 0 0 Z N"/></draw:custom-shape><draw:line draw:style-name="gr2" draw:text-style-name="P54" svg:x1="5.55in" svg:y1="-0.0004in" svg:x2="5.55in" svg:y2="1.0496in"><text:p/></draw:line><draw:line draw:style-name="gr2" draw:text-style-name="P54" svg:x1="5.55in" svg:y1="5.2496in" svg:x2="5.55in" svg:y2="2.0496in"><text:p/></draw:line><draw:path draw:style-name="gr2" draw:text-style-name="P54" svg:width="0.6665in" svg:height="0.3772in" svg:x="5.2in" svg:y="1.372in" svg:viewBox="0 0 1694 959" svg:d="m127 566c-541-649 827-817 684-91-140 710 1033 591 867-46v-45"><text:p/></draw:path><draw:frame draw:style-name="gr5" draw:text-style-name="P56" svg:width="1.4504in" svg:height="0.9488in" svg:x="3.35in" svg:y="1.05in"><draw:text-box><text:p text:style-name="P55"><text:span text:style-name="T3">10 Ohm</text:span></text:p></draw:text-box></draw:frame><draw:frame draw:style-name="gr6" draw:text-style-name="P56" svg:width="1.4504in" svg:height="1.0004in" svg:x="0in" svg:y="0.55in"><draw:text-box><text:p text:style-name="P55"><text:span text:style-name="T3">25 Ohm</text:span></text:p></draw:text-box></draw:frame><draw:frame draw:style-name="gr5" draw:text-style-name="P56" svg:width="1.4504in" svg:height="0.9488in" svg:x="0.2in" svg:y="0.9012in"><draw:text-box><text:p text:style-name="P55"><text:span text:style-name="T3">0.1H</text:span></text:p></draw:text-box></draw:frame><draw:frame draw:style-name="gr7" draw:text-style-name="P56" svg:width="1.6307in" svg:height="1.4488in" svg:x="5.95in" svg:y="0.95in"><draw:text-box><text:p text:style-name="P55"><text:span text:style-name="T3">100V/50Hz</text:span></text:p></draw:text-box></draw:fram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8">Tehtävä 2.</text:p>
      <text:p text:style-name="P36"/>
      <text:p text:style-name="P13"><draw:frame draw:style-name="fr1" draw:name="Object26" text:anchor-type="as-char" svg:y="-0.1728in" svg:width="1.7217in" svg:height="0.2339in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3"><draw:frame draw:style-name="fr1" draw:name="Object27" text:anchor-type="as-char" svg:y="-0.152in" svg:width="1.5835in" svg:height="0.2134in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3"><draw:frame draw:style-name="fr1" draw:name="Object6" text:anchor-type="as-char" svg:y="-0.152in" svg:width="0.9937in" svg:height="0.2134in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5"><draw:frame draw:style-name="fr1" draw:name="Object7" text:anchor-type="as-char" svg:y="-0.152in" svg:width="1.2339in" svg:height="0.2134in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"/>
      <text:p text:style-name="P15"><draw:frame draw:style-name="fr1" draw:name="Object11" text:anchor-type="as-char" svg:y="-0.1484in" svg:width="0.4689in" svg:height="0.2098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 <draw:frame draw:style-name="fr1" draw:name="Object12" text:anchor-type="as-char" svg:y="-0.1484in" svg:width="0.5457in" svg:height="0.2098in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 <draw:frame draw:style-name="fr1" draw:name="Object13" text:anchor-type="as-char" svg:y="-0.1484in" svg:width="0.7937in" svg:height="0.2098in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37">Lasketaan kokonaisvirta.</text:p>
      <text:p text:style-name="P37"/>
      <text:p text:style-name="P16"><draw:frame draw:style-name="fr1" draw:name="Object14" text:anchor-type="as-char" svg:y="-0.2453in" svg:width="0.6382in" svg:height="0.3945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text:tab/><draw:frame draw:style-name="fr1" draw:name="Object28" text:anchor-type="as-char" svg:y="-0.2689in" svg:width="3.2083in" svg:height="0.4339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6"/>
      <text:p text:style-name="P16"><text:tab/><draw:frame draw:style-name="fr1" draw:name="Object30" text:anchor-type="as-char" svg:y="-0.1728in" svg:width="2.0366in" svg:height="0.2091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5"/>
      <text:p text:style-name="P15"/>
      <text:p text:style-name="P15"/>
      <text:p text:style-name="P17"><text:tab/><draw:frame draw:style-name="fr1" draw:name="Object29" text:anchor-type="as-char" svg:y="-0.2453in" svg:width="2.1937in" svg:height="0.418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7"/>
      <text:p text:style-name="P18"><text:tab/><draw:frame draw:style-name="fr1" draw:name="Object31" text:anchor-type="as-char" svg:y="-0.1728in" svg:width="4.0091in" svg:height="0.2339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8"/>
      <text:p text:style-name="P38">Lasketaan napajännite kokonaisvirran avulla.</text:p>
      <text:p text:style-name="P38"/>
      <text:p text:style-name="P33"><draw:frame draw:style-name="fr1" draw:name="Object34" text:anchor-type="as-char" svg:y="-0.1484in" svg:width="2.0516in" svg:height="0.2098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33"><draw:frame draw:style-name="fr1" draw:name="Object35" text:anchor-type="as-char" svg:y="-0.2602in" svg:width="2.8634in" svg:height="0.4252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9">Jumissa.</text:p>
      <text:p text:style-name="P18"/>
      <text:p text:style-name="P18"/>
      <text:p text:style-name="P18"><draw:frame draw:style-name="fr1" draw:name="Object32" text:anchor-type="as-char" svg:y="-0.2693in" svg:width="1.1665in" svg:height="0.4437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8"><draw:frame draw:style-name="fr1" draw:name="Object33" text:anchor-type="as-char" svg:y="-0.1484in" svg:width="0.4602in" svg:height="0.2098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8"/>
      <text:p text:style-name="P18"/>
      <text:p text:style-name="P4"/>
      <text:p text:style-name="P11"/>
      <text:p text:style-name="P2"/>
      <text:p text:style-name="P2"><draw:g text:anchor-type="paragraph" draw:z-index="23" draw:style-name="gr8"><draw:line draw:style-name="gr9" draw:text-style-name="P54" svg:x1="1.4in" svg:y1="-0.0004in" svg:x2="5.5496in" svg:y2="-0.0004in"><text:p/></draw:line><draw:line draw:style-name="gr10" draw:text-style-name="P54" svg:x1="1.4504in" svg:y1="3.4496in" svg:x2="5.5504in" svg:y2="3.4496in"><text:p/></draw:line><draw:frame draw:style-name="gr11" draw:text-style-name="P54" svg:width="0.8567in" svg:height="1.2862in" svg:x="4.95in" svg:y="1.85in"><draw:image xlink:href="Pictures/100000000000001D000000480F39E835.png" xlink:type="simple" xlink:show="embed" xlink:actuate="onLoad"><text:p/></draw:image></draw:frame><draw:line draw:style-name="gr12" draw:text-style-name="P54" svg:x1="1.4504in" svg:y1="2.1496in" svg:x2="1.4504in" svg:y2="3.4496in"><text:p/></draw:line><draw:custom-shape draw:style-name="gr13" draw:text-style-name="P54" svg:width="1.0504in" svg:height="1.0004in" svg:x="5in" svg:y="0.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54" svg:x1="5.55in" svg:y1="-0.0004in" svg:x2="5.55in" svg:y2="0.5496in"><text:p/></draw:line><draw:line draw:style-name="gr15" draw:text-style-name="P54" svg:x1="5.5504in" svg:y1="3.4496in" svg:x2="5.55in" svg:y2="2.9996in"><text:p/></draw:line><draw:path draw:style-name="gr16" draw:text-style-name="P54" svg:width="0.6665in" svg:height="0.3772in" svg:x="5.2331in" svg:y="0.872in" svg:viewBox="0 0 1694 959" svg:d="m127 566c-541-649 827-817 684-91-140 710 1033 591 867-46v-45"><text:p/></draw:path><draw:line draw:style-name="gr17" draw:text-style-name="P54" svg:x1="5.55in" svg:y1="1.9996in" svg:x2="5.55in" svg:y2="1.4996in"><text:p/></draw:line><draw:frame draw:style-name="gr18" draw:text-style-name="P54" svg:width="0.8567in" svg:height="1.287in" svg:x="2.4in" svg:y="0.9134in"><draw:image xlink:href="Pictures/100000000000001D000000480F39E835.png" xlink:type="simple" xlink:show="embed" xlink:actuate="onLoad"><text:p/></draw:image></draw:frame><draw:line draw:style-name="gr19" draw:text-style-name="P54" svg:x1="3in" svg:y1="2.0996in" svg:x2="3.0004in" svg:y2="3.4496in"><text:p/></draw:line><draw:line draw:style-name="gr20" draw:text-style-name="P54" svg:x1="3in" svg:y1="-0.0004in" svg:x2="3in" svg:y2="1.0496in"><text:p/></draw:line><draw:line draw:style-name="gr21" draw:text-style-name="P54" svg:x1="1.4in" svg:y1="-0.0004in" svg:x2="1.4in" svg:y2="1.6996in"><text:p/></draw:line><draw:frame draw:style-name="gr22" draw:text-style-name="P56" svg:width="0.6004in" svg:height="0.5988in" svg:x="5.7in" svg:y="0.15in"><draw:text-box><text:p text:style-name="P55"><text:span text:style-name="T3">+</text:span></text:p></draw:text-box></draw:frame><draw:frame draw:style-name="gr23" draw:text-style-name="P56" svg:width="0.6004in" svg:height="0.5988in" svg:x="5.65in" svg:y="1.45in"><draw:text-box><text:p text:style-name="P55"><text:span text:style-name="T3">-</text:span></text:p></draw:text-box></draw:frame><draw:frame draw:style-name="gr24" draw:text-style-name="P56" svg:width="1.2004in" svg:height="1.0988in" svg:x="6.15in" svg:y="0.6in"><draw:text-box><text:p text:style-name="P55"><text:span text:style-name="T3">100V</text:span></text:p></draw:text-box></draw:frame><draw:frame draw:style-name="gr25" draw:text-style-name="P56" svg:width="2.1004in" svg:height="1.5004in" svg:x="5.7in" svg:y="2.25in"><draw:text-box><text:p text:style-name="P55"><text:span text:style-name="T3">(0.5 + 0.75j) Ohm</text:span></text:p></draw:text-box></draw:frame><draw:frame draw:style-name="gr26" draw:text-style-name="P56" svg:width="1.8004in" svg:height="1.3504in" svg:x="3.35in" svg:y="1.2in"><draw:text-box><text:p text:style-name="P55"><text:span text:style-name="T3">(1 + 2j)Ohm</text:span></text:p></draw:text-box></draw:frame><draw:frame draw:style-name="gr27" draw:text-style-name="P56" svg:width="3.0504in" svg:height="1.5004in" svg:x="0in" svg:y="0.95in"><draw:text-box><text:p text:style-name="P55"><text:span text:style-name="T3">(1 – 0.75j)</text:span></text:p><text:p text:style-name="P55"><text:span text:style-name="T3">Ohm</text:span></text:p></draw:text-box></draw:frame><draw:line draw:style-name="gr28" draw:text-style-name="P54" svg:x1="1in" svg:y1="2.1496in" svg:x2="1.85in" svg:y2="2.1496in"><text:p/></draw:line><draw:line draw:style-name="gr29" draw:text-style-name="P54" svg:x1="1in" svg:y1="1.6996in" svg:x2="1.85in" svg:y2="1.6996in"><text:p/></draw:line></draw:g></text:p>
      <text:p text:style-name="P51">Tehtävä 3.</text:p>
      <text:p text:style-name="P40"/>
      <text:p text:style-name="P19"><draw:frame draw:style-name="fr1" draw:name="Object36" text:anchor-type="as-char" svg:y="-0.1484in" svg:width="0.7366in" svg:height="0.1846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9"/>
      <text:p text:style-name="P19"><draw:frame draw:style-name="fr1" draw:name="Object37" text:anchor-type="as-char" svg:y="-0.1484in" svg:width="0.7437in" svg:height="0.1846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9"/>
      <text:p text:style-name="P19"><draw:frame draw:style-name="fr1" draw:name="Object38" text:anchor-type="as-char" svg:y="-0.1484in" svg:width="0.7098in" svg:height="0.1846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9"/>
      <text:p text:style-name="P19"><draw:frame draw:style-name="fr1" draw:name="Object39" text:anchor-type="as-char" svg:y="-0.1484in" svg:width="0.7756in" svg:height="0.1909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9"/>
      <text:p text:style-name="P19"><draw:frame draw:style-name="fr1" draw:name="Object40" text:anchor-type="as-char" svg:y="-0.1484in" svg:width="0.4126in" svg:height="0.1846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9"/>
      <text:p text:style-name="P41">Lasketaan virta.</text:p>
      <text:p text:style-name="P41"/>
      <text:p text:style-name="P19"><draw:frame draw:style-name="fr1" draw:name="Object41" text:anchor-type="as-char" svg:y="-0.2453in" svg:width="0.4862in" svg:height="0.3945in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9"/>
      <text:p text:style-name="P19"><draw:frame draw:style-name="fr1" draw:name="Object43" text:anchor-type="as-char" svg:y="-0.2453in" svg:width="2.5035in" svg:height="0.4098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9"/>
      <text:p text:style-name="P19"><draw:frame draw:style-name="fr1" draw:name="Object44" text:anchor-type="as-char" svg:y="-0.152in" svg:width="3.5299in" svg:height="0.2008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1">Kulmamuodossa:</text:p>
      <text:p text:style-name="P19"/>
      <text:p text:style-name="P19"><draw:frame draw:style-name="fr1" draw:name="Object42" text:anchor-type="as-char" svg:y="-0.1728in" svg:width="1.8228in" svg:height="0.2091in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9"/>
      <text:p text:style-name="P41">Virran itseisarvon säilyminen muuttumattomana</text:p>
      <text:p text:style-name="P41"/>
      <text:p text:style-name="P19"><draw:frame draw:style-name="fr1" draw:name="Object45" text:anchor-type="as-char" svg:y="-0.2453in" svg:width="4.128in" svg:height="0.6709in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0"><draw:frame draw:style-name="fr1" draw:name="Object46" text:anchor-type="as-char" svg:y="-0.2689in" svg:width="4.0846in" svg:height="0.4244in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0"/>
      <text:p text:style-name="P20"><draw:frame draw:style-name="fr1" draw:name="Object47" text:anchor-type="as-char" svg:y="-0.3047in" svg:width="4.152in" svg:height="0.4602in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0"/>
      <text:p text:style-name="P20"><draw:frame draw:style-name="fr1" draw:name="Object48" text:anchor-type="as-char" svg:y="-0.5201in" svg:width="3.4417in" svg:height="0.6701in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0"/>
      <text:p text:style-name="P20"><draw:frame draw:style-name="fr1" draw:name="Object49" text:anchor-type="as-char" svg:y="-0.1484in" svg:width="1.9209in" svg:height="0.1846in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0"/>
      <text:p text:style-name="P21"/>
      <text:p text:style-name="P52"><draw:g text:anchor-type="paragraph" draw:z-index="38" draw:style-name="gr8"><draw:line draw:style-name="gr30" draw:text-style-name="P54" svg:x1="0.5508in" svg:y1="0.5504in" svg:x2="4.7004in" svg:y2="0.5504in"><text:p/></draw:line><draw:custom-shape draw:style-name="gr31" draw:text-style-name="P54" svg:width="1.0504in" svg:height="1.0004in" svg:x="4.1508in" svg:y="1.0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2" draw:text-style-name="P54" svg:x1="4.7008in" svg:y1="0.5504in" svg:x2="4.7008in" svg:y2="1.1004in"><text:p/></draw:line><draw:path draw:style-name="gr33" draw:text-style-name="P54" svg:width="0.6665in" svg:height="0.3772in" svg:x="4.3843in" svg:y="1.4228in" svg:viewBox="0 0 1694 959" svg:d="m127 566c-541-649 827-817 684-91-140 710 1033 591 867-46v-45"><text:p/></draw:path><draw:line draw:style-name="gr34" draw:text-style-name="P54" xml:id="id1" draw:id="id1" svg:x1="4.7008in" svg:y1="2.5504in" svg:x2="4.7008in" svg:y2="2.0504in"><text:p/></draw:line><draw:frame draw:style-name="gr35" draw:text-style-name="P54" svg:width="0.8567in" svg:height="1.287in" svg:x="0.0008in" svg:y="1.4138in"><draw:image xlink:href="Pictures/100000000000001D000000480F39E835.png" xlink:type="simple" xlink:show="embed" xlink:actuate="onLoad"><text:p/></draw:image></draw:frame><draw:line draw:style-name="gr36" draw:text-style-name="P54" svg:x1="0.5508in" svg:y1="0.5504in" svg:x2="0.5508in" svg:y2="1.5504in"><text:p/></draw:line><draw:frame draw:style-name="gr37" draw:text-style-name="P56" svg:width="0.6004in" svg:height="0.5988in" svg:x="4.8508in" svg:y="0.7008in"><draw:text-box><text:p text:style-name="P55"><text:span text:style-name="T3">+</text:span></text:p></draw:text-box></draw:frame><draw:frame draw:style-name="gr38" draw:text-style-name="P56" svg:width="0.6004in" svg:height="0.5988in" svg:x="4.8008in" svg:y="2.0008in"><draw:text-box><text:p text:style-name="P55"><text:span text:style-name="T3">-</text:span></text:p></draw:text-box></draw:frame><draw:connector draw:style-name="gr39" draw:text-style-name="P54" xml:id="id2" draw:id="id2" svg:x1="4.7008in" svg:y1="2.5508in" svg:x2="4.7055in" svg:y2="7.7571in" draw:start-shape="id1" draw:start-glue-point="2" svg:d="m11940 6479v6863h12v6361" svg:viewBox="0 0 14 13226"><text:p/></draw:connector><draw:connector draw:style-name="gr40" draw:text-style-name="P54" svg:x1="4.7059in" svg:y1="7.7571in" svg:x2="0.7724in" svg:y2="7.1102in" draw:start-shape="id2" draw:start-glue-point="3" svg:d="m11953 19703v501h-9991v-2144" svg:viewBox="0 0 9992 2145"><text:p/></draw:connector><draw:custom-shape draw:style-name="gr41" draw:text-style-name="P54" svg:width="1.0004in" svg:height="2.0004in" svg:x="0.3in" svg:y="5.1in"><text:p/><draw:enhanced-geometry svg:viewBox="0 0 21600 21600" draw:type="rectangle" draw:enhanced-path="M 0 0 L 21600 0 21600 21600 0 21600 0 0 Z N"/></draw:custom-shape><draw:line draw:style-name="gr42" draw:text-style-name="P54" svg:x1="0.2004in" svg:y1="3.8in" svg:x2="1.2504in" svg:y2="3.8in"><text:p/></draw:line><draw:line draw:style-name="gr43" draw:text-style-name="P54" svg:x1="0.2004in" svg:y1="4.2in" svg:x2="1.2504in" svg:y2="4.2in"><text:p/></draw:line><draw:line draw:style-name="gr44" draw:text-style-name="P54" svg:x1="0.6504in" svg:y1="3.8in" svg:x2="0.6504in" svg:y2="2.55in"><text:p/></draw:line><draw:line draw:style-name="gr45" draw:text-style-name="P54" svg:x1="0.7004in" svg:y1="4.2in" svg:x2="0.7004in" svg:y2="5.1in"><text:p/></draw:line><draw:frame draw:style-name="gr46" draw:text-style-name="P56" svg:width="1.6504in" svg:height="0.9488in" svg:x="4.7in" svg:y="0in"><draw:text-box><text:p text:style-name="P55"><text:span text:style-name="T3">220V/50Hz</text:span></text:p></draw:text-box></draw:frame><draw:frame draw:style-name="gr47" draw:text-style-name="P56" svg:width="1.4504in" svg:height="1.0488in" svg:x="0.95in" svg:y="1.8in"><draw:text-box><text:p text:style-name="P55"><text:span text:style-name="T3">L = ?</text:span></text:p></draw:text-box></draw:frame><draw:frame draw:style-name="gr48" draw:text-style-name="P56" svg:width="1.5504in" svg:height="1.2988in" svg:x="1.5in" svg:y="3.7in"><draw:text-box><text:p text:style-name="P55"><text:span text:style-name="T3">10 </text:span><text:span text:style-name="T4">μ</text:span><text:span text:style-name="T5">F</text:span></text:p></draw:text-box></draw:frame><draw:frame draw:style-name="gr49" draw:text-style-name="P56" svg:width="1.4504in" svg:height="1.1988in" svg:x="1.5in" svg:y="5.7in"><draw:text-box><text:p text:style-name="P55"><text:span text:style-name="T3">200</text:span><text:span text:style-name="T4">Ω</text:span></text:p></draw:text-box></draw:frame></draw:g>I säilyy vakiona ennen ja jälkeen käämin asennuksen.</text:p>
      <text:p text:style-name="P42"/>
      <text:p text:style-name="P42"/>
      <text:p text:style-name="P42"/>
      <text:p text:style-name="P52">Tehtävä 4.</text:p>
      <text:p text:style-name="P42"/>
      <text:p text:style-name="P21"><draw:frame draw:style-name="fr1" draw:name="Object50" text:anchor-type="as-char" svg:y="-0.1484in" svg:width="0.6457in" svg:height="0.1846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1"/>
      <text:p text:style-name="P22"><draw:frame draw:style-name="fr1" draw:name="Object51" text:anchor-type="as-char" svg:y="-0.1728in" svg:width="1.0925in" svg:height="0.2091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2"/>
      <text:p text:style-name="P22"><draw:frame draw:style-name="fr1" draw:name="Object52" text:anchor-type="as-char" svg:y="-0.1484in" svg:width="0.7402in" svg:height="0.1846in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2"/>
      <text:p text:style-name="P22"><draw:frame draw:style-name="fr1" draw:name="Object53" text:anchor-type="as-char" svg:y="-0.1484in" svg:width="0.7098in" svg:height="0.1846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2"/>
      <text:p text:style-name="P22"><draw:frame draw:style-name="fr1" draw:name="Object54" text:anchor-type="as-char" svg:y="-0.1484in" svg:width="0.4429in" svg:height="0.2098in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draw:frame draw:style-name="fr1" draw:name="Object55" text:anchor-type="as-char" svg:y="-0.1484in" svg:width="0.4465in" svg:height="0.2098in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draw:frame draw:style-name="fr1" draw:name="Object56" text:anchor-type="as-char" svg:y="-0.1484in" svg:width="0.4437in" svg:height="0.2098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draw:frame draw:style-name="fr1" draw:name="Object57" text:anchor-type="as-char" svg:y="-0.1484in" svg:width="0.4217in" svg:height="0.1846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2"/>
      <text:p text:style-name="P43">Lasketaan koko impedanssi.</text:p>
      <text:p text:style-name="P43"/>
      <text:p text:style-name="P23"><draw:frame draw:style-name="fr1" draw:name="Object58" text:anchor-type="as-char" svg:y="-0.2689in" svg:width="3.0626in" svg:height="0.4189in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3"/>
      <text:p text:style-name="P26"><draw:frame draw:style-name="fr1" draw:name="Object64" text:anchor-type="as-char" svg:y="-0.152in" svg:width="1.672in" svg:height="0.2134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44">Kulmamuodossa:</text:p>
      <text:p text:style-name="P23"/>
      <text:p text:style-name="P26"><draw:frame draw:style-name="fr1" draw:name="Object65" text:anchor-type="as-char" svg:y="-0.1728in" svg:width="1.5252in" svg:height="0.2339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3"/>
      <text:p text:style-name="P44">Lasketaan koko virta</text:p>
      <text:p text:style-name="P24"/>
      <text:p text:style-name="P24"><draw:frame draw:style-name="fr1" draw:name="Object59" text:anchor-type="as-char" svg:y="-0.2453in" svg:width="0.7043in" svg:height="0.4193in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4"><draw:frame draw:style-name="fr1" draw:name="Object60" text:anchor-type="as-char" svg:y="-0.2453in" svg:width="1.528in" svg:height="0.4098in" draw:z-index="63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4"/>
      <text:p text:style-name="P25"><draw:frame draw:style-name="fr1" draw:name="Object61" text:anchor-type="as-char" svg:y="-0.1728in" svg:width="3.7972in" svg:height="0.2339in" draw:z-index="6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45">Koska jännite on molempien komponenttien yli sama, lasketaan U:n avulla virrat</text:p>
      <text:p text:style-name="P45">yksitellen.</text:p>
      <text:p text:style-name="P45"/>
      <text:p text:style-name="P27"><draw:frame draw:style-name="fr1" draw:name="Object62" text:anchor-type="as-char" svg:y="-0.2453in" svg:width="0.5839in" svg:height="0.4193in" draw:z-index="6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7"/>
      <text:p text:style-name="P27"><draw:frame draw:style-name="fr1" draw:name="Object63" text:anchor-type="as-char" svg:y="-0.2453in" svg:width="0.7728in" svg:height="0.3945in" draw:z-index="6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7"/>
      <text:p text:style-name="P27"><draw:frame draw:style-name="fr1" draw:name="Object66" text:anchor-type="as-char" svg:y="-0.1728in" svg:width="4.3756in" svg:height="0.2339in" draw:z-index="69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7"><draw:frame draw:style-name="fr1" draw:name="Object67" text:anchor-type="as-char" svg:y="-0.2453in" svg:width="0.5862in" svg:height="0.4193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27"/>
      <text:p text:style-name="P28"><draw:frame draw:style-name="fr1" draw:name="Object68" text:anchor-type="as-char" svg:y="-0.2453in" svg:width="1.7083in" svg:height="0.4307in" draw:z-index="73"><draw:object xlink:href="./Object 68" xlink:type="simple" xlink:show="embed" xlink:actuate="onLoad"/><draw:image xlink:href="./ObjectReplacements/Object 68" xlink:type="simple" xlink:show="embed" xlink:actuate="onLoad"/></draw:frame></text:p>
      <text:p text:style-name="P28"><text:soft-page-break/><draw:frame draw:style-name="fr1" draw:name="Object70" text:anchor-type="as-char" svg:y="-0.2453in" svg:width="1.7417in" svg:height="0.628in" draw:z-index="72"><draw:object xlink:href="./Object 70" xlink:type="simple" xlink:show="embed" xlink:actuate="onLoad"/><draw:image xlink:href="./ObjectReplacements/Object 70" xlink:type="simple" xlink:show="embed" xlink:actuate="onLoad"/></draw:frame></text:p>
      <text:p text:style-name="P27"/>
      <text:p text:style-name="P27"><draw:frame draw:style-name="fr1" draw:name="Object69" text:anchor-type="as-char" svg:y="-0.1728in" svg:width="2.7717in" svg:height="0.2339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7"/>
      <text:p text:style-name="P27"/>
      <text:p text:style-name="P27"/>
      <text:p text:style-name="P27"/>
      <text:p text:style-name="P27"/>
      <text:p text:style-name="P25"/>
      <text:p text:style-name="P25"/>
      <text:p text:style-name="P22"/>
      <text:p text:style-name="P22"/>
      <text:p text:style-name="P50"><draw:g text:anchor-type="paragraph" draw:z-index="56" draw:style-name="gr8"><draw:line draw:style-name="gr50" draw:text-style-name="P54" svg:x1="1.3004in" svg:y1="0.9512in" svg:x2="5.45in" svg:y2="0.9512in"><text:p/></draw:line><draw:line draw:style-name="gr51" draw:text-style-name="P54" svg:x1="1.3508in" svg:y1="4.4012in" svg:x2="5.4508in" svg:y2="4.4012in"><text:p/></draw:line><draw:line draw:style-name="gr52" draw:text-style-name="P54" svg:x1="1.35in" svg:y1="2.6508in" svg:x2="1.3508in" svg:y2="4.4012in"><text:p/></draw:line><draw:custom-shape draw:style-name="gr53" draw:text-style-name="P54" svg:width="1.0504in" svg:height="1.0004in" svg:x="4.9008in" svg:y="1.4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4" draw:text-style-name="P54" svg:x1="5.4504in" svg:y1="0.9512in" svg:x2="5.4504in" svg:y2="1.5012in"><text:p/></draw:line><draw:line draw:style-name="gr55" draw:text-style-name="P54" svg:x1="5.4508in" svg:y1="4.4012in" svg:x2="5.45in" svg:y2="2.8508in"><text:p/></draw:line><draw:path draw:style-name="gr56" draw:text-style-name="P54" svg:width="0.6665in" svg:height="0.3772in" svg:x="5.1335in" svg:y="1.8236in" svg:viewBox="0 0 1694 959" svg:d="m127 566c-541-649 827-817 684-91-140 710 1033 591 867-46v-45"><text:p/></draw:path><draw:line draw:style-name="gr57" draw:text-style-name="P54" svg:x1="5.4504in" svg:y1="2.9512in" svg:x2="5.4504in" svg:y2="2.4512in"><text:p/></draw:line><draw:line draw:style-name="gr58" draw:text-style-name="P54" svg:x1="2.9in" svg:y1="3.0008in" svg:x2="2.9008in" svg:y2="4.4012in"><text:p/></draw:line><draw:line draw:style-name="gr59" draw:text-style-name="P54" svg:x1="2.9004in" svg:y1="0.9512in" svg:x2="2.9004in" svg:y2="2.0012in"><text:p/></draw:line><draw:line draw:style-name="gr60" draw:text-style-name="P54" svg:x1="1.3004in" svg:y1="0.9512in" svg:x2="1.3in" svg:y2="2.2508in"><text:p/></draw:line><draw:frame draw:style-name="gr61" draw:text-style-name="P56" svg:width="0.6004in" svg:height="0.5988in" svg:x="5.6008in" svg:y="1.1016in"><draw:text-box><text:p text:style-name="P55"><text:span text:style-name="T3">+</text:span></text:p></draw:text-box></draw:frame><draw:frame draw:style-name="gr62" draw:text-style-name="P56" svg:width="0.6004in" svg:height="0.5988in" svg:x="5.5508in" svg:y="2.4016in"><draw:text-box><text:p text:style-name="P55"><text:span text:style-name="T3">-</text:span></text:p></draw:text-box></draw:frame><draw:custom-shape draw:style-name="gr63" draw:text-style-name="P54" svg:width="0.5504in" svg:height="1.0004in" svg:x="2.65in" svg:y="2.0008in"><text:p/><draw:enhanced-geometry svg:viewBox="0 0 21600 21600" draw:type="rectangle" draw:enhanced-path="M 0 0 L 21600 0 21600 21600 0 21600 0 0 Z N"/></draw:custom-shape><draw:line draw:style-name="gr64" draw:text-style-name="P54" svg:x1="0.95in" svg:y1="2.2508in" svg:x2="1.75in" svg:y2="2.2508in"><text:p/></draw:line><draw:line draw:style-name="gr65" draw:text-style-name="P54" svg:x1="0.95in" svg:y1="2.6508in" svg:x2="1.75in" svg:y2="2.6508in"><text:p/></draw:line><draw:frame draw:style-name="gr66" draw:text-style-name="P56" svg:width="1.5004in" svg:height="0.7488in" svg:x="5.7in" svg:y="0.5008in"><draw:text-box><text:p text:style-name="P55"><text:span text:style-name="T3">380V / 50Hz</text:span></text:p></draw:text-box></draw:frame><draw:frame draw:style-name="gr67" draw:text-style-name="P56" svg:width="1.3504in" svg:height="0.9488in" svg:x="3.25in" svg:y="2.0508in"><draw:text-box><text:p text:style-name="P55"><text:span text:style-name="T3">18</text:span><text:span text:style-name="T4">Ω</text:span></text:p></draw:text-box></draw:frame><draw:frame draw:style-name="gr68" draw:text-style-name="P56" svg:width="1.2504in" svg:height="1.0488in" svg:x="0in" svg:y="2.1008in"><draw:text-box><text:p text:style-name="P55"><text:span text:style-name="T3">150</text:span><text:span text:style-name="T4">μ</text:span><text:span text:style-name="T5">F</text:span></text:p></draw:text-box></draw:frame><draw:line draw:style-name="gr69" draw:text-style-name="P54" svg:x1="2.75in" svg:y1="0.7508in" svg:x2="1.3in" svg:y2="0.7508in"><text:p/></draw:line><draw:frame draw:style-name="gr70" draw:text-style-name="P57" svg:width="1.2504in" svg:height="0.8988in" svg:x="4.1in" svg:y="0.0008in"><draw:text-box><text:p text:style-name="P55"><text:span text:style-name="T6">I</text:span><text:span text:style-name="T7">1</text:span></text:p></draw:text-box></draw:frame><draw:frame draw:style-name="gr71" draw:text-style-name="P58" svg:width="1.2504in" svg:height="0.8988in" svg:x="3.4in" svg:y="3.1524in"><draw:text-box><text:p text:style-name="P55"><text:span text:style-name="T8">I</text:span><text:span text:style-name="T9">2</text:span></text:p></draw:text-box></draw:frame><draw:line draw:style-name="gr72" draw:text-style-name="P54" svg:x1="4.65in" svg:y1="0.7008in" svg:x2="3.2in" svg:y2="0.7008in"><text:p/></draw:line><draw:frame draw:style-name="gr73" draw:text-style-name="P57" svg:width="1.2504in" svg:height="0.8988in" svg:x="1.75in" svg:y="0.0008in"><draw:text-box><text:p text:style-name="P55"><text:span text:style-name="T6">I</text:span><text:span text:style-name="T7">3</text:span></text:p></draw:text-box></draw:frame><draw:line draw:style-name="gr74" draw:text-style-name="P54" svg:x1="3.25in" svg:y1="3.1508in" svg:x2="3.25in" svg:y2="4.3008in"><text:p/></draw:line></draw:g></text:p>
      <text:p text:style-name="P53">Tehtävä 5.</text:p>
      <text:p text:style-name="P46"/>
      <text:p text:style-name="P29"><draw:frame draw:style-name="fr1" draw:name="Object72" text:anchor-type="as-char" svg:y="-0.1484in" svg:width="0.7035in" svg:height="0.2098in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9"><draw:frame draw:style-name="fr1" draw:name="Object76" text:anchor-type="as-char" svg:y="-0.1484in" svg:width="0.702in" svg:height="0.2098in" draw:z-index="7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9"/>
      <text:p text:style-name="P29"><draw:frame draw:style-name="fr1" draw:name="Object73" text:anchor-type="as-char" svg:y="-0.1484in" svg:width="0.7465in" svg:height="0.1846in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9"/>
      <text:p text:style-name="P29"><draw:frame draw:style-name="fr1" draw:name="Object74" text:anchor-type="as-char" svg:y="-0.1728in" svg:width="1.0925in" svg:height="0.2091in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29"/>
      <text:p text:style-name="P30"><draw:frame draw:style-name="fr1" draw:name="Object75" text:anchor-type="as-char" svg:y="-0.1484in" svg:width="0.6791in" svg:height="0.1846in" draw:z-index="78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30"/>
      <text:p text:style-name="P30"><draw:frame draw:style-name="fr1" draw:name="Object77" text:anchor-type="as-char" svg:y="-0.1484in" svg:width="0.7098in" svg:height="0.1846in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30"/>
      <text:p text:style-name="P31"><draw:frame draw:style-name="fr1" draw:name="Object78" text:anchor-type="as-char" svg:y="-0.2689in" svg:width="4.6965in" svg:height="0.6638in" draw:z-index="80"><draw:object xlink:href="./Object 78" xlink:type="simple" xlink:show="embed" xlink:actuate="onLoad"/><draw:image xlink:href="./ObjectReplacements/Object 78" xlink:type="simple" xlink:show="embed" xlink:actuate="onLoad"/></draw:frame></text:p>
      <text:p text:style-name="P31"/>
      <text:p text:style-name="P31"><draw:frame draw:style-name="fr1" draw:name="Object79" text:anchor-type="as-char" svg:y="-0.152in" svg:width="2.2492in" svg:height="0.2134in" draw:z-index="82"><draw:object xlink:href="./Object 79" xlink:type="simple" xlink:show="embed" xlink:actuate="onLoad"/><draw:image xlink:href="./ObjectReplacements/Object 79" xlink:type="simple" xlink:show="embed" xlink:actuate="onLoad"/></draw:frame></text:p>
      <text:p text:style-name="P32"><draw:frame draw:style-name="fr1" draw:name="Object80" text:anchor-type="as-char" svg:y="-0.1728in" svg:width="2.4484in" svg:height="0.2339in" draw:z-index="83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32"/>
      <text:p text:style-name="P47">Virta jännitettä edellä siis <text:span text:style-name="T2">52.6 astetta.</text:span></text:p>
      <text:p text:style-name="P31"/>
      <text:p text:style-name="P31"><draw:frame draw:style-name="fr1" draw:name="Object71" text:anchor-type="as-char" svg:y="-0.2453in" svg:width="0.6799in" svg:height="0.3945in" draw:z-index="81"><draw:object xlink:href="./Object 71" xlink:type="simple" xlink:show="embed" xlink:actuate="onLoad"/><draw:image xlink:href="./ObjectReplacements/Object 7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03T18:04:27.929112234</meta:creation-date>
    <meta:generator>LibreOffice/4.1.3.2$Linux_X86_64 LibreOffice_project/410m0$Build-2</meta:generator>
    <dc:date>2014-03-05T23:57:11.590226968</dc:date>
    <dc:creator>blastra </dc:creator>
    <meta:editing-duration>PT15H38M3S</meta:editing-duration>
    <meta:editing-cycles>12</meta:editing-cycles>
    <meta:document-statistic meta:table-count="0" meta:image-count="0" meta:object-count="80" meta:page-count="10" meta:paragraph-count="96" meta:word-count="71" meta:character-count="572" meta:non-whitespace-character-count="517"/>
  </office:meta>
</office:document-meta>
</file>

<file path=Object 1/content.xml><?xml version="1.0" encoding="utf-8"?>
<math xmlns="http://www.w3.org/1998/Math/MathML">
  <semantics>
    <mrow>
      <mrow>
        <mi>L</mi>
        <mo stretchy="false">=</mo>
        <mn>0.1H</mn>
      </mrow>
    </mrow>
    <annotation encoding="StarMath 5.0">L = 0.1H</annotation>
  </semantics>
</math>
</file>

<file path=Object 10/content.xml><?xml version="1.0" encoding="utf-8"?>
<math xmlns="http://www.w3.org/1998/Math/MathML">
  <semantics>
    <mrow>
      <mrow>
        <msub>
          <mi>Z</mi>
          <mi>L</mi>
        </msub>
        <mo stretchy="false">=</mo>
        <mn>25</mn>
      </mrow>
      <mrow>
        <mo stretchy="false">Ω</mo>
        <mo stretchy="false">+</mo>
        <mrow>
          <mo stretchy="false">(</mo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0.1H</mn>
            </mrow>
          </mrow>
          <mo stretchy="false">)</mo>
        </mrow>
      </mrow>
      <mi>j</mi>
    </mrow>
    <annotation encoding="StarMath 5.0">Z_L = 25%OMEGA + (2 cdot %pi cdot 50Hz cdot 0.1H)j</annotation>
  </semantics>
</math>
</file>

<file path=Object 11/content.xml><?xml version="1.0" encoding="utf-8"?>
<math xmlns="http://www.w3.org/1998/Math/MathML">
  <semantics>
    <mrow>
      <mrow>
        <msub>
          <mi>X</mi>
          <mi>C</mi>
        </msub>
        <mo stretchy="false">=</mo>
        <mrow>
          <mo stretchy="false">(</mo>
          <mrow>
            <mrow>
              <mn>1</mn>
              <mo stretchy="false">−</mo>
              <mn>0.75j</mn>
            </mrow>
          </mrow>
          <mo stretchy="false">)</mo>
        </mrow>
      </mrow>
      <mo stretchy="false">Ω</mo>
    </mrow>
    <annotation encoding="StarMath 5.0">X_C = (1-0.75j)%OMEGA</annotation>
  </semantics>
</math>
</file>

<file path=Object 12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i>?</mi>
      </mrow>
    </mrow>
    <annotation encoding="StarMath 5.0">I_gen = ?</annotation>
  </semantics>
</math>
</file>

<file path=Object 13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i>?</mi>
      </mrow>
    </mrow>
    <annotation encoding="StarMath 5.0">U_genUlko = ?</annotation>
  </semantics>
</math>
</file>

<file path=Object 14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frac>
          <mrow>
            <mi>U</mi>
          </mrow>
          <mrow>
            <mi>Z</mi>
          </mrow>
        </mfrac>
      </mrow>
    </mrow>
    <annotation encoding="StarMath 5.0">I_gen = {U} over {Z} </annotation>
  </semantics>
</math>
</file>

<file path=Object 15/content.xml><?xml version="1.0" encoding="utf-8"?>
<math xmlns="http://www.w3.org/1998/Math/MathML">
  <semantics>
    <mrow>
      <mrow>
        <msub>
          <mi>Z</mi>
          <mi>R</mi>
        </msub>
        <mo stretchy="false">=</mo>
        <mn>10</mn>
      </mrow>
      <mo stretchy="false">Ω</mo>
    </mrow>
    <annotation encoding="StarMath 5.0">Z_R = 10%OMEGA</annotation>
  </semantics>
</math>
</file>

<file path=Object 16/content.xml><?xml version="1.0" encoding="utf-8"?>
<math xmlns="http://www.w3.org/1998/Math/MathML">
  <semantics>
    <mrow>
      <mrow>
        <mrow>
          <mrow>
            <msub>
              <mi>I</mi>
              <mi>R</mi>
            </msub>
            <mo stretchy="false">=</mo>
            <mfrac>
              <mrow>
                <mi>U</mi>
              </mrow>
              <mrow>
                <msub>
                  <mi>Z</mi>
                  <mi>R</mi>
                </msub>
              </mrow>
            </mfrac>
          </mrow>
          <mo stretchy="false">=</mo>
          <mfrac>
            <mrow>
              <mn>100V</mn>
            </mrow>
            <mrow>
              <mn>10</mn>
              <mo stretchy="false">Ω</mo>
            </mrow>
          </mfrac>
        </mrow>
        <mo stretchy="false">=</mo>
        <mn>10A</mn>
      </mrow>
      <mi>,</mi>
      <mi mathvariant="italic">ei</mi>
      <mi mathvariant="italic">vaihesiirtoa</mi>
    </mrow>
    <annotation encoding="StarMath 5.0">I_R = {U} over {Z_R} = {100V} over {10%OMEGA} = 10A, ei vaihesiirtoa</annotation>
  </semantics>
</math>
</file>

<file path=Object 17/content.xml><?xml version="1.0" encoding="utf-8"?>
<math xmlns="http://www.w3.org/1998/Math/MathML">
  <semantics>
    <mrow>
      <mrow>
        <mi>Z</mi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n>25</mn>
                    <mrow>
                      <mo stretchy="false">Ω</mo>
                      <mo stretchy="false">+</mo>
                      <mrow>
                        <mo stretchy="false">(</mo>
                        <mrow>
                          <mrow>
                            <mrow>
                              <mrow>
                                <mn>2</mn>
                                <mo stretchy="false">⋅</mo>
                                <mo stretchy="false">π</mo>
                              </mrow>
                              <mo stretchy="false">⋅</mo>
                              <mn>50Hz</mn>
                            </mrow>
                            <mo stretchy="false">⋅</mo>
                            <mn>0.1H</mn>
                          </mrow>
                        </mrow>
                        <mo stretchy="false">)</mo>
                      </mrow>
                    </mrow>
                    <mi>j</mi>
                  </mrow>
                </mfrac>
                <mo stretchy="false">+</mo>
                <mfrac>
                  <mrow>
                    <mn>1</mn>
                  </mrow>
                  <mrow>
                    <mn>10</mn>
                    <mo stretchy="false">Ω</mo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{1} over {25%OMEGA + (2 cdot %pi cdot 50Hz cdot 0.1H)j} + {1} over {10%OMEGA})^-1</annotation>
  </semantics>
</math>
</file>

<file path=Object 18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 </annotation>
  </semantics>
</math>
</file>

<file path=Object 19/content.xml><?xml version="1.0" encoding="utf-8"?>
<math xmlns="http://www.w3.org/1998/Math/MathML">
  <semantics>
    <mrow>
      <mrow>
        <mi>Z</mi>
        <mo stretchy="false">=</mo>
        <mn>8.53667</mn>
      </mrow>
      <mn>...</mn>
      <mrow>
        <mo stretchy="false">Ω</mo>
        <mo stretchy="false">≈</mo>
        <mn>8.54</mn>
      </mrow>
      <mo stretchy="false">Ω</mo>
      <mi>,</mi>
      <mi mathvariant="italic">kulma</mi>
      <mn>9.5770</mn>
      <msup>
        <mn>...</mn>
        <mi>o</mi>
      </msup>
    </mrow>
    <annotation encoding="StarMath 5.0">Z = 8.53667... %OMEGA approx 8.54%OMEGA, kulma 9.5770...^o</annotation>
  </semantics>
</math>
</file>

<file path=Object 2/content.xml><?xml version="1.0" encoding="utf-8"?>
<math xmlns="http://www.w3.org/1998/Math/MathML">
  <semantics>
    <mrow>
      <mrow>
        <msub>
          <mi>R</mi>
          <mi>L</mi>
        </msub>
        <mo stretchy="false">=</mo>
        <mn>25</mn>
      </mrow>
      <mo stretchy="false">Ω</mo>
    </mrow>
    <annotation encoding="StarMath 5.0">R_L = 25%OMEGA</annotation>
  </semantics>
</math>
</file>

<file path=Object 20/content.xml><?xml version="1.0" encoding="utf-8"?>
<math xmlns="http://www.w3.org/1998/Math/MathML">
  <semantics>
    <mrow>
      <mrow>
        <mrow>
          <msub>
            <mi>I</mi>
            <mi mathvariant="italic">kok</mi>
          </msub>
          <mo stretchy="false">=</mo>
          <mfrac>
            <mrow>
              <mn>100V</mn>
            </mrow>
            <mrow>
              <mn>8.53667</mn>
              <mn>...</mn>
              <mo stretchy="false">Ω</mo>
            </mrow>
          </mfrac>
        </mrow>
        <mo stretchy="false">=</mo>
        <mn>11.7141</mn>
      </mrow>
      <mn>...</mn>
      <mi>A</mi>
      <mi>,</mi>
      <mrow>
        <mi mathvariant="italic">kulma</mi>
        <mo stretchy="false">−</mo>
        <mn>9.5770</mn>
      </mrow>
      <mrow>
        <mn>...</mn>
        <mo stretchy="false">≈</mo>
        <mn>11.7A</mn>
      </mrow>
      <mi>,</mi>
      <mrow>
        <mi mathvariant="italic">kulma</mi>
        <mo stretchy="false">−</mo>
        <msup>
          <mn>9.6</mn>
          <mi>o</mi>
        </msup>
      </mrow>
    </mrow>
    <annotation encoding="StarMath 5.0">I_kok = {100V} over {8.53667...%OMEGA} = 11.7141...A, kulma -9.5770... approx 11.7A, kulma -9.6^o</annotation>
  </semantics>
</math>
</file>

<file path=Object 21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row>
                    <mo stretchy="false">(</mo>
                    <mrow>
                      <mn>25</mn>
                      <mo stretchy="false">Ω</mo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0.1H</mn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(25%OMEGA)^2 + (2 cdot %pi cdot 50Hz cdot 0.1H)^2)</annotation>
  </semantics>
</math>
</file>

<file path=Object 22/content.xml><?xml version="1.0" encoding="utf-8"?>
<math xmlns="http://www.w3.org/1998/Math/MathML">
  <semantics>
    <mrow>
      <mrow>
        <mo stretchy="false">ϕ</mo>
        <mo stretchy="false">=</mo>
        <mi mathvariant="italic">atan</mi>
      </mrow>
      <mrow>
        <mo stretchy="false">(</mo>
        <mrow>
          <mfrac>
            <mrow>
              <mrow>
                <mo stretchy="false">(</mo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n>0.1H</mn>
                  </mrow>
                </mrow>
                <mo stretchy="false">)</mo>
              </mrow>
            </mrow>
            <mrow>
              <msup>
                <mrow>
                  <mo stretchy="false">(</mo>
                  <mrow>
                    <mn>25</mn>
                    <mo stretchy="false">Ω</mo>
                  </mrow>
                  <mo stretchy="false">)</mo>
                </mrow>
                <mn>2</mn>
              </msup>
            </mrow>
          </mfrac>
        </mrow>
        <mo stretchy="false">)</mo>
      </mrow>
    </mrow>
    <annotation encoding="StarMath 5.0">%phi = atan({(2 cdot %pi cdot 50Hz cdot 0.1H)} over {(25%OMEGA)^2})</annotation>
  </semantics>
</math>
</file>

<file path=Object 23/content.xml><?xml version="1.0" encoding="utf-8"?>
<math xmlns="http://www.w3.org/1998/Math/MathML">
  <semantics>
    <mrow>
      <mrow>
        <mi>Z</mi>
        <mo stretchy="false">=</mo>
        <mn>40.1492</mn>
      </mrow>
      <mn>...</mn>
      <mo stretchy="false">Ω</mo>
    </mrow>
    <annotation encoding="StarMath 5.0">Z = 40.1492...%OMEGA</annotation>
  </semantics>
</math>
</file>

<file path=Object 24/content.xml><?xml version="1.0" encoding="utf-8"?>
<math xmlns="http://www.w3.org/1998/Math/MathML">
  <semantics>
    <mrow>
      <mrow>
        <mo stretchy="false">ϕ</mo>
        <mo stretchy="false">=</mo>
        <mn>51.488</mn>
      </mrow>
      <msup>
        <mn>...</mn>
        <mi>o</mi>
      </msup>
    </mrow>
    <annotation encoding="StarMath 5.0">%phi = 51.488...^o</annotation>
  </semantics>
</math>
</file>

<file path=Object 25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i>U</mi>
              </mrow>
              <mrow>
                <mi>Z</mi>
              </mrow>
            </mfrac>
          </mrow>
          <mo stretchy="false">=</mo>
          <mfrac>
            <mrow>
              <mn>100V</mn>
            </mrow>
            <mrow>
              <mn>40.1492</mn>
              <mn>...</mn>
              <mo stretchy="false">Ω</mo>
            </mrow>
          </mfrac>
        </mrow>
        <mo stretchy="false">=</mo>
        <mn>2.490</mn>
      </mrow>
      <mn>...</mn>
      <mrow>
        <mi>A</mi>
        <mo stretchy="false">≈</mo>
        <mn>2.5A</mn>
      </mrow>
    </mrow>
    <annotation encoding="StarMath 5.0">I = {U} over {Z} =  {100V} over {40.1492...%OMEGA} = 2.490...A approx 2.5A</annotation>
  </semantics>
</math>
</file>

<file path=Object 26/content.xml><?xml version="1.0" encoding="utf-8"?>
<math xmlns="http://www.w3.org/1998/Math/MathML">
  <semantics>
    <mrow>
      <mrow>
        <msub>
          <mi>U</mi>
          <mi mathvariant="italic">genSisä</mi>
        </msub>
        <mo stretchy="false">=</mo>
        <mn>100V</mn>
      </mrow>
      <mi>,</mi>
      <mi mathvariant="italic">kulma</mi>
      <msup>
        <mn>0</mn>
        <mi>o</mi>
      </msup>
    </mrow>
    <annotation encoding="StarMath 5.0">U_genSisä = 100V, kulma 0^o</annotation>
  </semantics>
</math>
</file>

<file path=Object 27/content.xml><?xml version="1.0" encoding="utf-8"?>
<math xmlns="http://www.w3.org/1998/Math/MathML">
  <semantics>
    <mrow>
      <mrow>
        <msub>
          <mi>Z</mi>
          <mi mathvariant="italic">genSisä</mi>
        </msub>
        <mo stretchy="false">=</mo>
        <mrow>
          <mo stretchy="false">(</mo>
          <mrow>
            <mrow>
              <mn>0.5</mn>
              <mo stretchy="false">+</mo>
              <mn>0.75j</mn>
            </mrow>
          </mrow>
          <mo stretchy="false">)</mo>
        </mrow>
      </mrow>
      <mo stretchy="false">Ω</mo>
    </mrow>
    <annotation encoding="StarMath 5.0">Z_genSisä = (0.5+0.75j)%OMEGA</annotation>
  </semantics>
</math>
</file>

<file path=Object 28/content.xml><?xml version="1.0" encoding="utf-8"?>
<math xmlns="http://www.w3.org/1998/Math/MathML">
  <semantics>
    <mrow>
      <mrow>
        <mi>Z</mi>
        <mo stretchy="false">=</mo>
        <mrow>
          <mo stretchy="false">(</mo>
          <mrow>
            <mrow>
              <mn>0.5</mn>
              <mo stretchy="false">+</mo>
              <mn>0.75j</mn>
            </mrow>
          </mrow>
          <mo stretchy="false">)</mo>
        </mrow>
      </mrow>
      <mrow>
        <mo stretchy="false">Ω</mo>
        <mo stretchy="false">+</mo>
        <msup>
          <mrow>
            <mo stretchy="false">(</mo>
            <mrow>
              <mrow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n>0.75j</mn>
                        </mrow>
                      </mrow>
                      <mo stretchy="false">)</mo>
                    </mrow>
                    <mo stretchy="false">Ω</mo>
                  </mrow>
                </mfrac>
                <mo stretchy="false">+</mo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+</mo>
                          <mn>2j</mn>
                        </mrow>
                      </mrow>
                      <mo stretchy="false">)</mo>
                    </mrow>
                    <mo stretchy="false">Ω</mo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0.5 + 0.75j)%OMEGA + ({1} over {(1-0.75j)%OMEGA}+{1} over {(1 + 2j)%OMEGA})^-1</annotation>
  </semantics>
</math>
</file>

<file path=Object 29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frac>
          <mrow>
            <mn>100V</mn>
          </mrow>
          <mrow>
            <mn>1.796</mn>
            <mn>...</mn>
            <mo stretchy="false">Ω</mo>
            <mi>,</mi>
            <mi mathvariant="italic">kulma</mi>
            <msup>
              <mn>20.786</mn>
              <mi>o</mi>
            </msup>
          </mrow>
        </mfrac>
      </mrow>
    </mrow>
    <annotation encoding="StarMath 5.0">I_gen = {100V} over { 1.796...%OMEGA, kulma 20.786^o} </annotation>
  </semantics>
</math>
</file>

<file path=Object 3/content.xml><?xml version="1.0" encoding="utf-8"?>
<math xmlns="http://www.w3.org/1998/Math/MathML">
  <semantics>
    <mrow>
      <mrow>
        <mi>R</mi>
        <mo stretchy="false">=</mo>
        <mn>10</mn>
      </mrow>
      <mo stretchy="false">Ω</mo>
    </mrow>
    <annotation encoding="StarMath 5.0">R = 10%OMEGA</annotation>
  </semantics>
</math>
</file>

<file path=Object 30/content.xml><?xml version="1.0" encoding="utf-8"?>
<math xmlns="http://www.w3.org/1998/Math/MathML">
  <semantics>
    <mrow>
      <mrow>
        <mi>Z</mi>
        <mo stretchy="false">=</mo>
        <mrow>
          <mo stretchy="false">(</mo>
          <mrow>
            <mrow>
              <mn>0.5</mn>
              <mo stretchy="false">+</mo>
              <mn>0.75j</mn>
            </mrow>
          </mrow>
          <mo stretchy="false">)</mo>
        </mrow>
      </mrow>
      <mrow>
        <mo stretchy="false">Ω</mo>
        <mo stretchy="false">+</mo>
        <msup>
          <mrow>
            <mo stretchy="false">(</mo>
            <mrow>
              <mrow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n>0.75j</mn>
                        </mrow>
                      </mrow>
                      <mo stretchy="false">)</mo>
                    </mrow>
                    <mo stretchy="false">Ω</mo>
                  </mrow>
                </mfrac>
                <mo stretchy="false">+</mo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+</mo>
                          <mn>2j</mn>
                        </mrow>
                      </mrow>
                      <mo stretchy="false">)</mo>
                    </mrow>
                    <mo stretchy="false">Ω</mo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0.5 + 0.75j)%OMEGA + ({1} over {(1-0.75j)%OMEGA}+{1} over {(1 + 2j)%OMEGA})^-1</annotation>
  </semantics>
</math>
</file>

<file path=Object 31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n>55.656</mn>
      </mrow>
      <mn>..</mn>
      <mi>A</mi>
      <mi>,</mi>
      <mrow>
        <mi mathvariant="italic">kulma</mi>
        <mo stretchy="false">−</mo>
        <mn>20.786</mn>
      </mrow>
      <mrow>
        <msup>
          <mn>...</mn>
          <mi>o</mi>
        </msup>
        <mo stretchy="false">≈</mo>
        <mn>55.7A</mn>
      </mrow>
      <mi>,</mi>
      <mrow>
        <mi mathvariant="italic">kulma</mi>
        <mo stretchy="false">−</mo>
        <msup>
          <mn>20.8</mn>
          <mi>o</mi>
        </msup>
      </mrow>
    </mrow>
    <annotation encoding="StarMath 5.0">I_gen = 55.656..A, kulma -20.786...^o approx 55.7A, kulma -20.8^o</annotation>
  </semantics>
</math>
</file>

<file path=Object 32/content.xml><?xml version="1.0" encoding="utf-8"?>
<math xmlns="http://www.w3.org/1998/Math/MathML">
  <semantics>
    <mrow>
      <mrow>
        <msub>
          <mi>I</mi>
          <mi>C</mi>
        </msub>
        <mo stretchy="false">=</mo>
        <mfrac>
          <mrow>
            <msub>
              <mi>I</mi>
              <mi mathvariant="italic">gen</mi>
            </msub>
            <mo stretchy="false">⋅</mo>
            <mrow>
              <msub>
                <mi>Z</mi>
                <mi>C</mi>
              </msub>
            </mrow>
          </mrow>
          <mrow>
            <msub>
              <mi>Z</mi>
              <mi mathvariant="italic">Rinnankytkentä</mi>
            </msub>
          </mrow>
        </mfrac>
      </mrow>
    </mrow>
    <annotation encoding="StarMath 5.0">I_C = I_gen cdot {Z_C} over {Z_Rinnankytkentä} </annotation>
  </semantics>
</math>
</file>

<file path=Object 33/content.xml><?xml version="1.0" encoding="utf-8"?>
<math xmlns="http://www.w3.org/1998/Math/MathML">
  <semantics>
    <mrow>
      <mrow>
        <msub>
          <mi>I</mi>
          <mi>C</mi>
        </msub>
        <mo stretchy="false">=</mo>
        <mrow/>
      </mrow>
    </mrow>
    <annotation encoding="StarMath 5.0">I_C = </annotation>
  </semantics>
</math>
</file>

<file path=Object 34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row>
          <msub>
            <mi>U</mi>
            <mi mathvariant="italic">genSisä</mi>
          </msub>
          <mo stretchy="false">−</mo>
          <mrow>
            <msub>
              <mi>I</mi>
              <mi mathvariant="italic">gen</mi>
            </msub>
            <mo stretchy="false">⋅</mo>
            <msub>
              <mi>Z</mi>
              <mi mathvariant="italic">genSisä</mi>
            </msub>
          </mrow>
        </mrow>
      </mrow>
    </mrow>
    <annotation encoding="StarMath 5.0">U_genUlko = U_genSisä - I_gen cdot Z_genSisä </annotation>
  </semantics>
</math>
</file>

<file path=Object 35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row>
          <mn>100V</mn>
          <mo stretchy="false">−</mo>
          <mfrac>
            <mrow>
              <mrow>
                <mn>100V</mn>
                <mo stretchy="false">⋅</mo>
                <mrow>
                  <mo stretchy="false">(</mo>
                  <mrow>
                    <mrow>
                      <mn>0.5</mn>
                      <mo stretchy="false">+</mo>
                      <mn>0.75j</mn>
                    </mrow>
                  </mrow>
                  <mo stretchy="false">)</mo>
                </mrow>
              </mrow>
              <mo stretchy="false">Ω</mo>
            </mrow>
            <mrow>
              <mrow>
                <mo stretchy="false">(</mo>
                <mrow>
                  <mn>1.679</mn>
                  <mrow>
                    <mn>...</mn>
                    <mo stretchy="false">+</mo>
                    <mn>0.6376</mn>
                  </mrow>
                  <mn>...</mn>
                  <mi>j</mi>
                </mrow>
                <mo stretchy="false">)</mo>
              </mrow>
              <mo stretchy="false">Ω</mo>
            </mrow>
          </mfrac>
        </mrow>
      </mrow>
    </mrow>
    <annotation encoding="StarMath 5.0">U_genUlko = 100V - {100V cdot (0.5+0.75j)%OMEGA} over {(1.679...+0.6376...j)%OMEGA} </annotation>
  </semantics>
</math>
</file>

<file path=Object 36/content.xml><?xml version="1.0" encoding="utf-8"?>
<math xmlns="http://www.w3.org/1998/Math/MathML">
  <semantics>
    <mrow>
      <mrow>
        <mi>R</mi>
        <mo stretchy="false">=</mo>
        <mn>200</mn>
      </mrow>
      <mo stretchy="false">Ω</mo>
    </mrow>
    <annotation encoding="StarMath 5.0">R = 200%OMEGA</annotation>
  </semantics>
</math>
</file>

<file path=Object 37/content.xml><?xml version="1.0" encoding="utf-8"?>
<math xmlns="http://www.w3.org/1998/Math/MathML">
  <semantics>
    <mrow>
      <mrow>
        <mi>U</mi>
        <mo stretchy="false">=</mo>
        <mn>220V</mn>
      </mrow>
    </mrow>
    <annotation encoding="StarMath 5.0">U = 220V</annotation>
  </semantics>
</math>
</file>

<file path=Object 38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39/content.xml><?xml version="1.0" encoding="utf-8"?>
<math xmlns="http://www.w3.org/1998/Math/MathML">
  <semantics>
    <mrow>
      <mrow>
        <mi>R</mi>
        <mo stretchy="false">=</mo>
        <mn>200</mn>
      </mrow>
      <mo stretchy="false">Ω</mo>
    </mrow>
    <annotation encoding="StarMath 5.0">R = 200%OMEGA</annotation>
  </semantics>
</math>
</file>

<file path=Object 4/content.xml><?xml version="1.0" encoding="utf-8"?>
<math xmlns="http://www.w3.org/1998/Math/MathML">
  <semantics>
    <mrow>
      <mrow>
        <mi>U</mi>
        <mo stretchy="false">=</mo>
        <mn>100V</mn>
      </mrow>
    </mrow>
    <annotation encoding="StarMath 5.0">U = 100V</annotation>
  </semantics>
</math>
</file>

<file path=Object 40/content.xml><?xml version="1.0" encoding="utf-8"?>
<math xmlns="http://www.w3.org/1998/Math/MathML">
  <semantics>
    <mrow>
      <mrow>
        <mi>L</mi>
        <mo stretchy="false">=</mo>
        <mi>?</mi>
      </mrow>
    </mrow>
    <annotation encoding="StarMath 5.0">L = ?
</annotation>
  </semantics>
</math>
</file>

<file path=Object 41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</annotation>
  </semantics>
</math>
</file>

<file path=Object 42/content.xml><?xml version="1.0" encoding="utf-8"?>
<math xmlns="http://www.w3.org/1998/Math/MathML">
  <semantics>
    <mrow>
      <mrow>
        <mi>I</mi>
        <mo stretchy="false">=</mo>
        <mn>0.585</mn>
      </mrow>
      <mn>...</mn>
      <mi>A</mi>
      <mrow>
        <mi>,</mi>
        <mo stretchy="false">−</mo>
        <mn>57.858</mn>
      </mrow>
      <msup>
        <mn>...</mn>
        <mi>o</mi>
      </msup>
    </mrow>
    <annotation encoding="StarMath 5.0">I = 0.585... A, -57.858...^o</annotation>
  </semantics>
</math>
</file>

<file path=Object 43/content.xml><?xml version="1.0" encoding="utf-8"?>
<math xmlns="http://www.w3.org/1998/Math/MathML">
  <semantics>
    <mrow>
      <mrow>
        <mi>I</mi>
        <mo stretchy="false">=</mo>
        <mfrac>
          <mrow>
            <mn>220V</mn>
          </mrow>
          <mrow>
            <mrow>
              <mo stretchy="false">(</mo>
              <mrow>
                <mrow>
                  <mn>200</mn>
                  <mo stretchy="false">+</mo>
                  <mrow>
                    <mn>1</mn>
                    <mo stretchy="false">/</mo>
                    <mrow>
                      <mo stretchy="false">(</mo>
                      <mrow>
                        <mrow>
                          <mrow>
                            <mrow>
                              <mn>2</mn>
                              <mo stretchy="false">⋅</mo>
                              <mo stretchy="false">π</mo>
                            </mrow>
                            <mo stretchy="false">⋅</mo>
                            <mn>50Hz</mn>
                          </mrow>
                          <mo stretchy="false">⋅</mo>
                          <mn>10</mn>
                        </mrow>
                        <mo stretchy="false">μ</mo>
                        <mi>F</mi>
                      </mrow>
                      <mo stretchy="false">)</mo>
                    </mrow>
                  </mrow>
                </mrow>
                <mi>j</mi>
              </mrow>
              <mo stretchy="false">)</mo>
            </mrow>
            <mo stretchy="false">Ω</mo>
          </mrow>
        </mfrac>
      </mrow>
    </mrow>
    <annotation encoding="StarMath 5.0">I = {220V} over {(200 + 1/(2 cdot %pi cdot 50Hz cdot 10%mu F)j)%OMEGA}</annotation>
  </semantics>
</math>
</file>

<file path=Object 44/content.xml><?xml version="1.0" encoding="utf-8"?>
<math xmlns="http://www.w3.org/1998/Math/MathML">
  <semantics>
    <mrow>
      <mrow>
        <mi>I</mi>
        <mo stretchy="false">=</mo>
        <mrow>
          <mo stretchy="false">(</mo>
          <mrow>
            <mrow>
              <mn>0.3113475196426125</mn>
              <mo stretchy="false">−</mo>
              <mn>0.4955249677052275j</mn>
            </mrow>
          </mrow>
          <mo stretchy="false">)</mo>
        </mrow>
      </mrow>
    </mrow>
    <annotation encoding="StarMath 5.0">I = (0.3113475196426125-0.4955249677052275j)</annotation>
  </semantics>
</math>
</file>

<file path=Object 45/content.xml><?xml version="1.0" encoding="utf-8"?>
<math xmlns="http://www.w3.org/1998/Math/MathML">
  <semantics>
    <mrow>
      <mn>0.585</mn>
      <mn>...</mn>
      <mrow>
        <mi>A</mi>
        <mo stretchy="false">=</mo>
        <mfrac>
          <mrow>
            <mn>220V</mn>
          </mrow>
          <mrow>
            <msqrt>
              <mrow>
                <mo stretchy="false">(</mo>
                <mrow>
                  <mrow>
                    <msup>
                      <mrow>
                        <mo stretchy="false">(</mo>
                        <mrow>
                          <mn>200</mn>
                          <mo stretchy="false">Ω</mo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row>
                              <mrow>
                                <mrow>
                                  <mn>2</mn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i>L</mi>
                            </mrow>
                            <mo stretchy="false">−</mo>
                            <mrow>
                              <mrow>
                                <mrow>
                                  <mrow>
                                    <mn>1</mn>
                                    <mo stretchy="false">/</mo>
                                    <mn>2</mn>
                                  </mrow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n>10</mn>
                            </mrow>
                          </mrow>
                          <mo stretchy="false">μ</mo>
                          <mi>F</mi>
                        </mrow>
                        <mo stretchy="false">)</mo>
                      </mrow>
                      <mn>2</mn>
                    </msup>
                  </mrow>
                </mrow>
                <mo stretchy="false">)</mo>
              </mrow>
            </msqrt>
          </mrow>
        </mfrac>
      </mrow>
    </mrow>
    <annotation encoding="StarMath 5.0">0.585... A = {220V} over {sqrt((200%OMEGA)^2 + (2 cdot %pi cdot 50Hz cdot L - 1/2 cdot %pi cdot 50Hz cdot 10%mu F)^2)} </annotation>
  </semantics>
</math>
</file>

<file path=Object 46/content.xml><?xml version="1.0" encoding="utf-8"?>
<math xmlns="http://www.w3.org/1998/Math/MathML">
  <semantics>
    <mrow>
      <mrow>
        <msup>
          <mrow>
            <mo stretchy="false">(</mo>
            <mrow>
              <mfrac>
                <mrow>
                  <mn>220V</mn>
                </mrow>
                <mrow>
                  <mn>0.585</mn>
                  <mn>...</mn>
                  <mi>A</mi>
                </mrow>
              </mfrac>
            </mrow>
            <mo stretchy="false">)</mo>
          </mrow>
          <mn>2</mn>
        </msup>
        <mo stretchy="false">=</mo>
        <mrow>
          <msup>
            <mrow>
              <mo stretchy="false">(</mo>
              <mrow>
                <mn>200</mn>
                <mo stretchy="false">Ω</mo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i>L</mi>
                  </mrow>
                  <mo stretchy="false">−</mo>
                  <mfrac>
                    <mrow>
                      <mn>1</mn>
                    </mrow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10</mn>
                      </mrow>
                      <mo stretchy="false">μ</mo>
                      <mi>F</mi>
                    </mrow>
                  </mfrac>
                </mrow>
              </mrow>
              <mo stretchy="false">)</mo>
            </mrow>
            <mn>2</mn>
          </msup>
        </mrow>
      </mrow>
    </mrow>
    <annotation encoding="StarMath 5.0"> ({220V} over {0.585... A})^2 = (200%OMEGA)^2 + (2 cdot %pi cdot 50Hz cdot L - {1} over {2 cdot %pi cdot 50Hz cdot 10%mu F})^2</annotation>
  </semantics>
</math>
</file>

<file path=Object 47/content.xml><?xml version="1.0" encoding="utf-8"?>
<math xmlns="http://www.w3.org/1998/Math/MathML">
  <semantics>
    <mrow>
      <mrow>
        <msqrt>
          <mrow>
            <mo stretchy="false">(</mo>
            <mrow>
              <mrow>
                <msup>
                  <mrow>
                    <mo stretchy="false">(</mo>
                    <mrow>
                      <mfrac>
                        <mrow>
                          <mn>220V</mn>
                        </mrow>
                        <mrow>
                          <mn>0.585</mn>
                          <mn>...</mn>
                          <mi>A</mi>
                        </mrow>
                      </mfrac>
                    </mrow>
                    <mo stretchy="false">)</mo>
                  </mrow>
                  <mn>2</mn>
                </msup>
                <mo stretchy="false">−</mo>
                <msup>
                  <mrow>
                    <mo stretchy="false">(</mo>
                    <mrow>
                      <mn>200</mn>
                      <mo stretchy="false">Ω</mo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n>50Hz</mn>
            </mrow>
            <mo stretchy="false">⋅</mo>
            <mi>L</mi>
          </mrow>
          <mo stretchy="false">−</mo>
          <mfrac>
            <mrow>
              <mn>1</mn>
            </mrow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Hz</mn>
                </mrow>
                <mo stretchy="false">⋅</mo>
                <mn>10</mn>
              </mrow>
              <mo stretchy="false">μ</mo>
              <mi>F</mi>
            </mrow>
          </mfrac>
        </mrow>
      </mrow>
    </mrow>
    <annotation encoding="StarMath 5.0"> sqrt(({220V} over {0.585... A})^2 - (200%OMEGA)^2) =  2 cdot %pi cdot 50Hz cdot L - {1} over {2 cdot %pi cdot 50Hz cdot 10%mu F}</annotation>
  </semantics>
</math>
</file>

<file path=Object 48/content.xml><?xml version="1.0" encoding="utf-8"?>
<math xmlns="http://www.w3.org/1998/Math/MathML">
  <semantics>
    <mrow>
      <mrow>
        <mfrac>
          <mrow>
            <mrow>
              <msqrt>
                <mrow>
                  <mo stretchy="false">(</mo>
                  <mrow>
                    <mrow>
                      <msup>
                        <mrow>
                          <mo stretchy="false">(</mo>
                          <mrow>
                            <mfrac>
                              <mrow>
                                <mn>220V</mn>
                              </mrow>
                              <mrow>
                                <mn>0.585</mn>
                                <mn>...</mn>
                                <mi>A</mi>
                              </mrow>
                            </mfrac>
                          </mrow>
                          <mo stretchy="false">)</mo>
                        </mrow>
                        <mn>2</mn>
                      </msup>
                      <mo stretchy="false">−</mo>
                      <msup>
                        <mrow>
                          <mo stretchy="false">(</mo>
                          <mrow>
                            <mn>200</mn>
                            <mo stretchy="false">Ω</mo>
                          </mrow>
                          <mo stretchy="false">)</mo>
                        </mrow>
                        <mn>2</mn>
                      </msup>
                    </mrow>
                  </mrow>
                  <mo stretchy="false">)</mo>
                </mrow>
              </msqrt>
              <mo stretchy="false">+</mo>
              <mfrac>
                <mrow>
                  <mn>1</mn>
                </mrow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n>10</mn>
                  </mrow>
                  <mo stretchy="false">μ</mo>
                  <mi>F</mi>
                </mrow>
              </mfrac>
            </mrow>
          </mrow>
          <mrow>
            <mrow>
              <mrow>
                <mn>2</mn>
                <mo stretchy="false">⋅</mo>
                <mo stretchy="false">π</mo>
              </mrow>
              <mo stretchy="false">⋅</mo>
              <mn>50Hz</mn>
            </mrow>
          </mrow>
        </mfrac>
        <mo stretchy="false">=</mo>
        <mi>L</mi>
      </mrow>
    </mrow>
    <annotation encoding="StarMath 5.0"> {sqrt(({220V} over {0.585... A})^2 - (200%OMEGA)^2) +{1} over {2 cdot %pi cdot 50Hz cdot 10%mu F}} over { 2 cdot %pi cdot 50Hz}  =  L </annotation>
  </semantics>
</math>
</file>

<file path=Object 49/content.xml><?xml version="1.0" encoding="utf-8"?>
<math xmlns="http://www.w3.org/1998/Math/MathML">
  <semantics>
    <mrow>
      <mrow>
        <mi>L</mi>
        <mo stretchy="false">=</mo>
        <mn>2.0264236</mn>
      </mrow>
      <mn>...</mn>
      <mrow>
        <mi>H</mi>
        <mo stretchy="false">≈</mo>
        <mn>2.03H</mn>
      </mrow>
    </mrow>
    <annotation encoding="StarMath 5.0">L = 2.0264236...H approx 2.03H</annotation>
  </semantics>
</math>
</file>

<file path=Object 5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50/content.xml><?xml version="1.0" encoding="utf-8"?>
<math xmlns="http://www.w3.org/1998/Math/MathML">
  <semantics>
    <mrow>
      <mrow>
        <mi>R</mi>
        <mo stretchy="false">=</mo>
        <mn>18</mn>
      </mrow>
      <mo stretchy="false">Ω</mo>
    </mrow>
    <annotation encoding="StarMath 5.0">R = 18%OMEGA</annotation>
  </semantics>
</math>
</file>

<file path=Object 51/content.xml><?xml version="1.0" encoding="utf-8"?>
<math xmlns="http://www.w3.org/1998/Math/MathML">
  <semantics>
    <mrow>
      <mrow>
        <mi>C</mi>
        <mo stretchy="false">=</mo>
        <mrow>
          <mn>15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50 cdot 10^-6 F</annotation>
  </semantics>
</math>
</file>

<file path=Object 52/content.xml><?xml version="1.0" encoding="utf-8"?>
<math xmlns="http://www.w3.org/1998/Math/MathML">
  <semantics>
    <mrow>
      <mrow>
        <mi>U</mi>
        <mo stretchy="false">=</mo>
        <mn>380V</mn>
      </mrow>
    </mrow>
    <annotation encoding="StarMath 5.0">U = 380V</annotation>
  </semantics>
</math>
</file>

<file path=Object 53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54/content.xml><?xml version="1.0" encoding="utf-8"?>
<math xmlns="http://www.w3.org/1998/Math/MathML">
  <semantics>
    <mrow>
      <mrow>
        <msub>
          <mi>I</mi>
          <mn>1</mn>
        </msub>
        <mo stretchy="false">=</mo>
        <mi>?</mi>
      </mrow>
    </mrow>
    <annotation encoding="StarMath 5.0">I_1 = ?</annotation>
  </semantics>
</math>
</file>

<file path=Object 55/content.xml><?xml version="1.0" encoding="utf-8"?>
<math xmlns="http://www.w3.org/1998/Math/MathML">
  <semantics>
    <mrow>
      <mrow>
        <msub>
          <mi>I</mi>
          <mn>2</mn>
        </msub>
        <mo stretchy="false">=</mo>
        <mi>?</mi>
      </mrow>
    </mrow>
    <annotation encoding="StarMath 5.0">I_2 = ?</annotation>
  </semantics>
</math>
</file>

<file path=Object 56/content.xml><?xml version="1.0" encoding="utf-8"?>
<math xmlns="http://www.w3.org/1998/Math/MathML">
  <semantics>
    <mrow>
      <mrow>
        <msub>
          <mi>I</mi>
          <mn>3</mn>
        </msub>
        <mo stretchy="false">=</mo>
        <mi>?</mi>
      </mrow>
    </mrow>
    <annotation encoding="StarMath 5.0">I_3 = ?</annotation>
  </semantics>
</math>
</file>

<file path=Object 57/content.xml><?xml version="1.0" encoding="utf-8"?>
<math xmlns="http://www.w3.org/1998/Math/MathML">
  <semantics>
    <mrow>
      <mrow>
        <mi>Z</mi>
        <mo stretchy="false">=</mo>
        <mi>?</mi>
      </mrow>
    </mrow>
    <annotation encoding="StarMath 5.0">Z = ?</annotation>
  </semantics>
</math>
</file>

<file path=Object 58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n>18</mn>
                    <mo stretchy="false">Ω</mo>
                  </mrow>
                </mfrac>
                <mo stretchy="false">+</mo>
                <mrow>
                  <mo stretchy="false">(</mo>
                  <mrow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150</mn>
                      </mrow>
                      <mo stretchy="false">⋅</mo>
                      <msup>
                        <mn>10</mn>
                        <mrow>
                          <mo stretchy="false">−</mo>
                          <mn>6</mn>
                        </mrow>
                      </msup>
                    </mrow>
                    <mi>F</mi>
                  </mrow>
                  <mo stretchy="false">)</mo>
                </mrow>
              </mrow>
              <mi>j</mi>
            </mrow>
            <mo stretchy="false">)</mo>
          </mrow>
          <mrow>
            <mo stretchy="false">−</mo>
            <mn>1</mn>
          </mrow>
        </msup>
      </mrow>
      <mo stretchy="false">Ω</mo>
    </mrow>
    <annotation encoding="StarMath 5.0">Z_koko = ({1} over {18%OMEGA}+(2 cdot %pi cdot 50Hz cdot 150 cdot 10^-6 F)j)^-1%OMEGA</annotation>
  </semantics>
</math>
</file>

<file path=Object 59/content.xml><?xml version="1.0" encoding="utf-8"?>
<math xmlns="http://www.w3.org/1998/Math/MathML">
  <semantics>
    <mrow>
      <mrow>
        <msub>
          <mi>I</mi>
          <mn>1</mn>
        </msub>
        <mo stretchy="false">=</mo>
        <mfrac>
          <mrow>
            <mi>U</mi>
          </mrow>
          <mrow>
            <msub>
              <mi>Z</mi>
              <mi mathvariant="italic">koko</mi>
            </msub>
          </mrow>
        </mfrac>
      </mrow>
    </mrow>
    <annotation encoding="StarMath 5.0">I_1 = {U} over {Z_koko} </annotation>
  </semantics>
</math>
</file>

<file path=Object 6/content.xml><?xml version="1.0" encoding="utf-8"?>
<math xmlns="http://www.w3.org/1998/Math/MathML">
  <semantics>
    <mrow>
      <mrow>
        <msub>
          <mi>Z</mi>
          <mi>L</mi>
        </msub>
        <mo stretchy="false">=</mo>
        <mrow>
          <mo stretchy="false">(</mo>
          <mrow>
            <mrow>
              <mn>1</mn>
              <mo stretchy="false">+</mo>
              <mn>2j</mn>
            </mrow>
          </mrow>
          <mo stretchy="false">)</mo>
        </mrow>
      </mrow>
      <mo stretchy="false">Ω</mo>
    </mrow>
    <annotation encoding="StarMath 5.0">Z_L = (1+2j)%OMEGA</annotation>
  </semantics>
</math>
</file>

<file path=Object 60/content.xml><?xml version="1.0" encoding="utf-8"?>
<math xmlns="http://www.w3.org/1998/Math/MathML">
  <semantics>
    <mrow>
      <mrow>
        <msub>
          <mi>I</mi>
          <mn>1</mn>
        </msub>
        <mo stretchy="false">=</mo>
        <mfrac>
          <mrow>
            <mn>380V</mn>
          </mrow>
          <mrow>
            <mrow>
              <mo stretchy="false">(</mo>
              <mrow>
                <mrow>
                  <mn>10.462</mn>
                  <mo stretchy="false">−</mo>
                  <mn>8.879j</mn>
                </mrow>
              </mrow>
              <mo stretchy="false">)</mo>
            </mrow>
          </mrow>
        </mfrac>
      </mrow>
    </mrow>
    <annotation encoding="StarMath 5.0">I_1 = {380V} over {(10.462-8.879j)} </annotation>
  </semantics>
</math>
</file>

<file path=Object 61/content.xml><?xml version="1.0" encoding="utf-8"?>
<math xmlns="http://www.w3.org/1998/Math/MathML">
  <semantics>
    <mrow>
      <mrow>
        <msub>
          <mi>I</mi>
          <mn>1</mn>
        </msub>
        <mo stretchy="false">=</mo>
        <mn>27.682</mn>
      </mrow>
      <mn>...</mn>
      <mi>A</mi>
      <mi>,</mi>
      <mi mathvariant="italic">kulma</mi>
      <mn>40.3056</mn>
      <mrow>
        <msup>
          <mn>...</mn>
          <mi>o</mi>
        </msup>
        <mo stretchy="false">≈</mo>
        <mn>27.7A</mn>
      </mrow>
      <mi>,</mi>
      <mi mathvariant="italic">kulma</mi>
      <msup>
        <mn>40.3</mn>
        <mi>o</mi>
      </msup>
    </mrow>
    <annotation encoding="StarMath 5.0">I_1 = 27.682...A, kulma 40.3056...^o approx 27.7A, kulma 40.3^o</annotation>
  </semantics>
</math>
</file>

<file path=Object 62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i>U</mi>
          </mrow>
          <mrow>
            <msub>
              <mi>Z</mi>
              <mi>R</mi>
            </msub>
          </mrow>
        </mfrac>
      </mrow>
    </mrow>
    <annotation encoding="StarMath 5.0">I_2 = {U} over {Z_R} </annotation>
  </semantics>
</math>
</file>

<file path=Object 63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n>380V</mn>
          </mrow>
          <mrow>
            <mn>18</mn>
            <mo stretchy="false">Ω</mo>
          </mrow>
        </mfrac>
      </mrow>
    </mrow>
    <annotation encoding="StarMath 5.0">I_2 = {380V} over {18%OMEGA} </annotation>
  </semantics>
</math>
</file>

<file path=Object 64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row>
          <mo stretchy="false">(</mo>
          <mrow>
            <mrow>
              <mn>10.462</mn>
              <mo stretchy="false">−</mo>
              <mn>8.879j</mn>
            </mrow>
          </mrow>
          <mo stretchy="false">)</mo>
        </mrow>
      </mrow>
    </mrow>
    <annotation encoding="StarMath 5.0">Z_koko = (10.462-8.879j)</annotation>
  </semantics>
</math>
</file>

<file path=Object 65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n>13.7</mn>
      </mrow>
      <mo stretchy="false">Ω</mo>
      <mrow>
        <mi>,</mi>
        <mo stretchy="false">−</mo>
        <msup>
          <mn>40.3</mn>
          <mi>o</mi>
        </msup>
      </mrow>
    </mrow>
    <annotation encoding="StarMath 5.0">Z_koko = 13.7%OMEGA, -40.3^o</annotation>
  </semantics>
</math>
</file>

<file path=Object 66/content.xml><?xml version="1.0" encoding="utf-8"?>
<math xmlns="http://www.w3.org/1998/Math/MathML">
  <semantics>
    <mrow>
      <mrow>
        <msub>
          <mi>I</mi>
          <mn>2</mn>
        </msub>
        <mo stretchy="false">=</mo>
        <mn>21.111</mn>
      </mrow>
      <mn>...</mn>
      <mrow>
        <mi>A</mi>
        <mo stretchy="false">≈</mo>
        <mn>21.1A</mn>
      </mrow>
      <mi>,</mi>
      <mi mathvariant="italic">kulma</mi>
      <msup>
        <mn>0</mn>
        <mi>o</mi>
      </msup>
      <mrow>
        <mo stretchy="false">(</mo>
        <mrow>
          <mi mathvariant="italic">Vastus</mi>
          <mi mathvariant="italic">ei</mi>
          <mi mathvariant="italic">aiheuta</mi>
          <mi mathvariant="italic">vaihesiirtoa</mi>
        </mrow>
        <mo stretchy="false">)</mo>
      </mrow>
    </mrow>
    <annotation encoding="StarMath 5.0">I_2 = 21.111...A approx 21.1A, kulma 0^o (Vastus ei aiheuta vaihesiirtoa)</annotation>
  </semantics>
</math>
</file>

<file path=Object 67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i>U</mi>
          </mrow>
          <mrow>
            <msub>
              <mi>Z</mi>
              <mi>C</mi>
            </msub>
          </mrow>
        </mfrac>
      </mrow>
    </mrow>
    <annotation encoding="StarMath 5.0">I_3 = {U} over {Z_C} </annotation>
  </semantics>
</math>
</file>

<file path=Object 68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n>380V</mn>
          </mrow>
          <mrow>
            <mrow>
              <mo stretchy="false">(</mo>
              <mrow>
                <mrow>
                  <mn>0</mn>
                  <mo stretchy="false">−</mo>
                  <mrow>
                    <mo stretchy="false">(</mo>
                    <mrow>
                      <mrow>
                        <mn>150</mn>
                        <mo stretchy="false">⋅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  <mi>F</mi>
                    </mrow>
                    <mo stretchy="false">)</mo>
                  </mrow>
                </mrow>
                <mi>j</mi>
              </mrow>
              <mo stretchy="false">)</mo>
            </mrow>
          </mrow>
        </mfrac>
      </mrow>
    </mrow>
    <annotation encoding="StarMath 5.0">I_3 = {380V} over {(0-(150 cdot 10^-6 F)j)}</annotation>
  </semantics>
</math>
</file>

<file path=Object 69/content.xml><?xml version="1.0" encoding="utf-8"?>
<math xmlns="http://www.w3.org/1998/Math/MathML">
  <semantics>
    <mrow>
      <mrow>
        <msub>
          <mi>I</mi>
          <mn>3</mn>
        </msub>
        <mo stretchy="false">=</mo>
        <mn>17.90707</mn>
      </mrow>
      <mn>..</mn>
      <mrow>
        <mi>A</mi>
        <mo stretchy="false">≈</mo>
        <mn>17.9A</mn>
      </mrow>
      <mi>,</mi>
      <mrow>
        <mi mathvariant="italic">kulma</mi>
        <mo stretchy="false">−</mo>
        <msup>
          <mn>90.0</mn>
          <mi>o</mi>
        </msup>
      </mrow>
    </mrow>
    <annotation encoding="StarMath 5.0">I_3 = 17.90707..A approx 17.9A, kulma -90.0^o</annotation>
  </semantics>
</math>
</file>

<file path=Object 7/content.xml><?xml version="1.0" encoding="utf-8"?>
<math xmlns="http://www.w3.org/1998/Math/MathML">
  <semantics>
    <mrow>
      <mrow>
        <msub>
          <mi>Z</mi>
          <mi>C</mi>
        </msub>
        <mo stretchy="false">=</mo>
        <mrow>
          <mo stretchy="false">(</mo>
          <mrow>
            <mrow>
              <mn>1</mn>
              <mo stretchy="false">−</mo>
              <mn>0.75j</mn>
            </mrow>
          </mrow>
          <mo stretchy="false">)</mo>
        </mrow>
      </mrow>
      <mo stretchy="false">Ω</mo>
    </mrow>
    <annotation encoding="StarMath 5.0">Z_C = (1-0.75j)%OMEGA</annotation>
  </semantics>
</math>
</file>

<file path=Object 70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n>380V</mn>
          </mrow>
          <mrow>
            <mrow>
              <mo stretchy="false">(</mo>
              <mrow>
                <mrow>
                  <mn>0</mn>
                  <mo stretchy="false">−</mo>
                  <mrow>
                    <mo stretchy="false">(</mo>
                    <mrow>
                      <mrow>
                        <mn>150</mn>
                        <mo stretchy="false">⋅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  <mi>F</mi>
                    </mrow>
                    <mo stretchy="false">)</mo>
                  </mrow>
                </mrow>
                <mi>j</mi>
              </mrow>
              <mo stretchy="false">)</mo>
            </mrow>
          </mrow>
        </mfrac>
      </mrow>
    </mrow>
    <annotation encoding="StarMath 5.0">I_3 = {380V} over {(0-(150 cdot 10^-6 F)j)}</annotation>
  </semantics>
</math>
</file>

<file path=Object 71/content.xml><?xml version="1.0" encoding="utf-8"?>
<math xmlns="http://www.w3.org/1998/Math/MathML">
  <semantics>
    <mrow>
      <mrow>
        <msub>
          <mi>I</mi>
          <mi mathvariant="italic">koko</mi>
        </msub>
        <mo stretchy="false">=</mo>
        <mfrac>
          <mrow>
            <mi>U</mi>
          </mrow>
          <mrow>
            <mi>Z</mi>
          </mrow>
        </mfrac>
      </mrow>
    </mrow>
    <annotation encoding="StarMath 5.0">I_koko = {U} over {Z} </annotation>
  </semantics>
</math>
</file>

<file path=Object 72/content.xml><?xml version="1.0" encoding="utf-8"?>
<math xmlns="http://www.w3.org/1998/Math/MathML">
  <semantics>
    <mrow>
      <mrow>
        <msub>
          <mi>R</mi>
          <mn>1</mn>
        </msub>
        <mo stretchy="false">=</mo>
        <mn>20</mn>
      </mrow>
      <mo stretchy="false">Ω</mo>
    </mrow>
    <annotation encoding="StarMath 5.0">R_1 = 20%OMEGA</annotation>
  </semantics>
</math>
</file>

<file path=Object 73/content.xml><?xml version="1.0" encoding="utf-8"?>
<math xmlns="http://www.w3.org/1998/Math/MathML">
  <semantics>
    <mrow>
      <mrow>
        <mi>L</mi>
        <mo stretchy="false">=</mo>
        <mn>0.15H</mn>
      </mrow>
    </mrow>
    <annotation encoding="StarMath 5.0">L = 0.15H</annotation>
  </semantics>
</math>
</file>

<file path=Object 74/content.xml><?xml version="1.0" encoding="utf-8"?>
<math xmlns="http://www.w3.org/1998/Math/MathML">
  <semantics>
    <mrow>
      <mrow>
        <mi>C</mi>
        <mo stretchy="false">=</mo>
        <mrow>
          <mn>10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00 cdot 10^-6 F</annotation>
  </semantics>
</math>
</file>

<file path=Object 75/content.xml><?xml version="1.0" encoding="utf-8"?>
<math xmlns="http://www.w3.org/1998/Math/MathML">
  <semantics>
    <mrow>
      <mrow>
        <mi>U</mi>
        <mo stretchy="false">=</mo>
        <mn>70</mn>
      </mrow>
      <mi>V</mi>
    </mrow>
    <annotation encoding="StarMath 5.0">U = 70 V</annotation>
  </semantics>
</math>
</file>

<file path=Object 76/content.xml><?xml version="1.0" encoding="utf-8"?>
<math xmlns="http://www.w3.org/1998/Math/MathML">
  <semantics>
    <mrow>
      <mrow>
        <msub>
          <mi>R</mi>
          <mn>2</mn>
        </msub>
        <mo stretchy="false">=</mo>
        <mn>10</mn>
      </mrow>
      <mo stretchy="false">Ω</mo>
    </mrow>
    <annotation encoding="StarMath 5.0">R_2 = 10%OMEGA</annotation>
  </semantics>
</math>
</file>

<file path=Object 77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78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n>20</mn>
                    <mo stretchy="false">Ω</mo>
                  </mrow>
                </mfrac>
                <mo stretchy="false">+</mo>
                <mfrac>
                  <mrow>
                    <mn>1</mn>
                  </mrow>
                  <mrow>
                    <mrow>
                      <mn>0</mn>
                      <mo stretchy="false">+</mo>
                      <mrow>
                        <mo stretchy="false">(</mo>
                        <mrow>
                          <mrow>
                            <mrow>
                              <mrow>
                                <mn>2</mn>
                                <mo stretchy="false">⋅</mo>
                                <mo stretchy="false">π</mo>
                              </mrow>
                              <mo stretchy="false">⋅</mo>
                              <mn>50Hz</mn>
                            </mrow>
                            <mo stretchy="false">⋅</mo>
                            <mn>0.15H</mn>
                          </mrow>
                        </mrow>
                        <mo stretchy="false">)</mo>
                      </mrow>
                    </mrow>
                    <mrow>
                      <mi>j</mi>
                      <mo stretchy="false">−</mo>
                      <mfrac>
                        <mrow>
                          <mn>1</mn>
                        </mrow>
                        <mrow>
                          <mrow>
                            <mo stretchy="false">(</mo>
                            <mrow>
                              <mrow>
                                <mrow>
                                  <mrow>
                                    <mrow>
                                      <mn>2</mn>
                                      <mo stretchy="false">⋅</mo>
                                      <mo stretchy="false">π</mo>
                                    </mrow>
                                    <mo stretchy="false">⋅</mo>
                                    <mn>50Hz</mn>
                                  </mrow>
                                  <mo stretchy="false">⋅</mo>
                                  <mn>100</mn>
                                </mrow>
                                <mo stretchy="false">⋅</mo>
                                <msup>
                                  <mn>10</mn>
                                  <mrow>
                                    <mo stretchy="false">−</mo>
                                    <mn>6</mn>
                                  </mrow>
                                </msup>
                              </mrow>
                              <mi>F</mi>
                            </mrow>
                            <mo stretchy="false">)</mo>
                          </mrow>
                          <mi>j</mi>
                        </mrow>
                      </mfrac>
                    </mrow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_koko = ({1} over {20%OMEGA} + {1} over {0 +(2 cdot %pi cdot 50Hz cdot 0.15H)j - {1} over {(2 cdot %pi cdot 50Hz cdot 100 cdot 10^-6 F)j} })^-1</annotation>
  </semantics>
</math>
</file>

<file path=Object 79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row>
          <mo stretchy="false">(</mo>
          <mrow>
            <mn>7.37917</mn>
            <mrow>
              <mn>...</mn>
              <mo stretchy="false">+</mo>
              <mn>9.65040</mn>
            </mrow>
            <mn>...</mn>
            <mi>j</mi>
          </mrow>
          <mo stretchy="false">)</mo>
        </mrow>
      </mrow>
    </mrow>
    <annotation encoding="StarMath 5.0">Z_koko = (7.37917...+9.65040...j)</annotation>
  </semantics>
</math>
</file>

<file path=Object 8/content.xml><?xml version="1.0" encoding="utf-8"?>
<math xmlns="http://www.w3.org/1998/Math/MathML">
  <semantics>
    <mrow>
      <mrow>
        <mi>Z</mi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sub>
                      <mi>Z</mi>
                      <mi>L</mi>
                    </msub>
                  </mrow>
                </mfrac>
                <mo stretchy="false">+</mo>
                <mfrac>
                  <mrow>
                    <mn>1</mn>
                  </mrow>
                  <mrow>
                    <msub>
                      <mi>Z</mi>
                      <mi>R</mi>
                    </msub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{1} over {Z_L} + {1} over {Z_R})^-1</annotation>
  </semantics>
</math>
</file>

<file path=Object 80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n>12.148</mn>
      </mrow>
      <mn>...</mn>
      <mo stretchy="false">Ω</mo>
      <mi>,</mi>
      <mi mathvariant="italic">kulma</mi>
      <mn>52.596</mn>
      <msup>
        <mn>...</mn>
        <mi>o</mi>
      </msup>
    </mrow>
    <annotation encoding="StarMath 5.0">Z_koko = 12.148...%OMEGA, kulma 52.596...^o</annotation>
  </semantics>
</math>
</file>

<file path=Object 9/content.xml><?xml version="1.0" encoding="utf-8"?>
<math xmlns="http://www.w3.org/1998/Math/MathML">
  <semantics>
    <mrow>
      <mrow>
        <msub>
          <mi>Z</mi>
          <mi>R</mi>
        </msub>
        <mo stretchy="false">=</mo>
        <mn>10</mn>
      </mrow>
      <mo stretchy="false">Ω</mo>
    </mrow>
    <annotation encoding="StarMath 5.0">Z_R = 10%OMEGA</annotation>
  </semantics>
</math>
</file>